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906in" svg:height="5.0571in" svg:x="9.7626in" svg:y="0.0705in">
            <draw:object draw:notify-on-update-of-ranges="Sheet1.A1:Sheet1.A1 Sheet1.A2:Sheet1.A9 Sheet1.B1:Sheet1.B1 Sheet1.B2:Sheet1.B9 Sheet1.A2:Sheet1.A9 Sheet1.C1:Sheet1.C1 Sheet1.C2:Sheet1.C9 Sheet1.A2:Sheet1.A9 Sheet1.D1:Sheet1.D1 Sheet1.D2:Sheet1.D9 Sheet1.A2:Sheet1.A9 Sheet1.E1:Sheet1.E1 Sheet1.E2:Sheet1.E9 Sheet1.A2:Sheet1.A9 Sheet1.F1:Sheet1.F1 Sheet1.F2:Sheet1.F9 Sheet1.A2:Sheet1.A9 Sheet1.G1:Sheet1.G1 Sheet1.G2:Sheet1.G9 Sheet1.A2:Sheet1.A9 Sheet1.H1:Sheet1.H1 Sheet1.H2:Sheet1.H9 Sheet1.A2:Sheet1.A9 Sheet1.I1:Sheet1.I1 Sheet1.I2:Sheet1.I9 Sheet1.A2:Sheet1.A9 Sheet1.J1:Sheet1.J1 Sheet1.J2:Sheet1.J9 Sheet1.A2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961in" svg:height="5.1161in" svg:x="9.8386in" svg:y="5.174in">
            <draw:object draw:notify-on-update-of-ranges="Sheet1.A11:Sheet1.A11 Sheet1.A12:Sheet1.A19 Sheet1.B11:Sheet1.B11 Sheet1.B12:Sheet1.B19 Sheet1.C11:Sheet1.C11 Sheet1.C12:Sheet1.C19 Sheet1.D11:Sheet1.D11 Sheet1.D12:Sheet1.D19 Sheet1.E11:Sheet1.E11 Sheet1.E12:Sheet1.E19 Sheet1.F11:Sheet1.F11 Sheet1.F12:Sheet1.F19 Sheet1.G11:Sheet1.G11 Sheet1.G12:Sheet1.G19 Sheet1.H11:Sheet1.H11 Sheet1.H12:Sheet1.H19 Sheet1.I11:Sheet1.I11 Sheet1.I12:Sheet1.I19 Sheet1.J11:Sheet1.J11 Sheet1.J12:Sheet1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327in" svg:height="4.8555in" svg:x="0.05in" svg:y="5.2996in">
            <draw:object draw:notify-on-update-of-ranges="Sheet1.A21:Sheet1.A21 Sheet1.A22:Sheet1.A29 Sheet1.B21:Sheet1.B21 Sheet1.B22:Sheet1.B29 Sheet1.C21:Sheet1.C21 Sheet1.C22:Sheet1.C29 Sheet1.D21:Sheet1.D21 Sheet1.D22:Sheet1.D29 Sheet1.E21:Sheet1.E21 Sheet1.E22:Sheet1.E29 Sheet1.F21:Sheet1.F21 Sheet1.F22:Sheet1.F29 Sheet1.G21:Sheet1.G21 Sheet1.G22:Sheet1.G29 Sheet1.H21:Sheet1.H21 Sheet1.H22:Sheet1.H29 Sheet1.I21:Sheet1.I21 Sheet1.I22:Sheet1.I29 Sheet1.J21:Sheet1.J21 Sheet1.J22:Sheet1.J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1094in" svg:height="5.1236in" svg:x="9.774in" svg:y="10.4756in">
            <draw:object draw:notify-on-update-of-ranges="Sheet1.A60:Sheet1.A60 Sheet1.A61:Sheet1.A68 Sheet1.B60:Sheet1.B60 Sheet1.B61:Sheet1.B68 Sheet1.C60:Sheet1.C60 Sheet1.C61:Sheet1.C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1201in" svg:height="5.1299in" svg:x="9.785in" svg:y="15.8091in">
            <draw:object draw:notify-on-update-of-ranges="Sheet1.A70:Sheet1.A70 Sheet1.A71:Sheet1.A78 Sheet1.B70:Sheet1.B70 Sheet1.B71:Sheet1.B78 Sheet1.C70:Sheet1.C70 Sheet1.C71:Sheet1.C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.0874in" svg:height="5.1114in" svg:x="0.0508in" svg:y="15.861in">
            <draw:object draw:notify-on-update-of-ranges="Sheet1.A80:Sheet1.A80 Sheet1.A81:Sheet1.A88 Sheet1.B80:Sheet1.B80 Sheet1.B81:Sheet1.B88 Sheet1.C80:Sheet1.C80 Sheet1.C81:Sheet1.C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steps N=1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omp 2threads</text:p>
          </table:table-cell>
          <table:table-cell office:value-type="string" calcext:value-type="string">
            <text:p>nbody_omp 4threads</text:p>
          </table:table-cell>
          <table:table-cell office:value-type="string" calcext:value-type="string">
            <text:p>nbody_omp 6threads</text:p>
          </table:table-cell>
          <table:table-cell office:value-type="string" calcext:value-type="string">
            <text:p>nbody_omp 8threads</text:p>
          </table:table-cell>
          <table:table-cell office:value-type="string" calcext:value-type="string">
            <text:p>nbody_omp_race 2threads</text:p>
          </table:table-cell>
          <table:table-cell office:value-type="string" calcext:value-type="string">
            <text:p>nbody_omp_race 4threads</text:p>
          </table:table-cell>
          <table:table-cell office:value-type="string" calcext:value-type="string">
            <text:p>nbody_omp_race 6threads</text:p>
          </table:table-cell>
          <table:table-cell office:value-type="string" calcext:value-type="string">
            <text:p>nbody_omp_race 8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46105" calcext:value-type="float">
            <text:p>0.015</text:p>
          </table:table-cell>
          <table:table-cell office:value-type="float" office:value="0.022375607" calcext:value-type="float">
            <text:p>0.022</text:p>
          </table:table-cell>
          <table:table-cell table:style-name="ce1" office:value-type="float" office:value="0.00420839" calcext:value-type="float">
            <text:p>0.004</text:p>
          </table:table-cell>
          <table:table-cell table:style-name="ce1" office:value-type="float" office:value="0.004069588" calcext:value-type="float">
            <text:p>0.004</text:p>
          </table:table-cell>
          <table:table-cell table:style-name="ce1" office:value-type="float" office:value="0.004229888" calcext:value-type="float">
            <text:p>0.004</text:p>
          </table:table-cell>
          <table:table-cell table:style-name="ce1" office:value-type="float" office:value="0.02077334" calcext:value-type="float">
            <text:p>0.021</text:p>
          </table:table-cell>
          <table:table-cell table:style-name="ce1" office:value-type="float" office:value="0.003883604" calcext:value-type="float">
            <text:p>0.004</text:p>
          </table:table-cell>
          <table:table-cell table:style-name="ce1" office:value-type="float" office:value="0.004093474" calcext:value-type="float">
            <text:p>0.004</text:p>
          </table:table-cell>
          <table:table-cell table:style-name="ce1" office:value-type="float" office:value="0.005393308" calcext:value-type="float">
            <text:p>0.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620621" calcext:value-type="float">
            <text:p>0.003</text:p>
          </table:table-cell>
          <table:table-cell office:value-type="float" office:value="0.004907884" calcext:value-type="float">
            <text:p>0.005</text:p>
          </table:table-cell>
          <table:table-cell table:style-name="ce1" office:value-type="float" office:value="0.004655495" calcext:value-type="float">
            <text:p>0.005</text:p>
          </table:table-cell>
          <table:table-cell table:style-name="ce1" office:value-type="float" office:value="0.004694994" calcext:value-type="float">
            <text:p>0.005</text:p>
          </table:table-cell>
          <table:table-cell table:style-name="ce1" office:value-type="float" office:value="0.020607425" calcext:value-type="float">
            <text:p>0.021</text:p>
          </table:table-cell>
          <table:table-cell table:style-name="ce1" office:value-type="float" office:value="0.003730918" calcext:value-type="float">
            <text:p>0.004</text:p>
          </table:table-cell>
          <table:table-cell table:style-name="ce1" office:value-type="float" office:value="0.004468731" calcext:value-type="float">
            <text:p>0.004</text:p>
          </table:table-cell>
          <table:table-cell table:style-name="ce1" office:value-type="float" office:value="0.004968964" calcext:value-type="float">
            <text:p>0.005</text:p>
          </table:table-cell>
          <table:table-cell table:style-name="ce1" office:value-type="float" office:value="0.005770926" calcext:value-type="float">
            <text:p>0.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455713" calcext:value-type="float">
            <text:p>0.003</text:p>
          </table:table-cell>
          <table:table-cell office:value-type="float" office:value="0.00524591" calcext:value-type="float">
            <text:p>0.005</text:p>
          </table:table-cell>
          <table:table-cell table:style-name="ce1" office:value-type="float" office:value="0.00579101" calcext:value-type="float">
            <text:p>0.006</text:p>
          </table:table-cell>
          <table:table-cell table:style-name="ce1" office:value-type="float" office:value="0.006715043" calcext:value-type="float">
            <text:p>0.007</text:p>
          </table:table-cell>
          <table:table-cell table:style-name="ce1" office:value-type="float" office:value="0.008603815" calcext:value-type="float">
            <text:p>0.009</text:p>
          </table:table-cell>
          <table:table-cell table:style-name="ce1" office:value-type="float" office:value="0.005329487" calcext:value-type="float">
            <text:p>0.005</text:p>
          </table:table-cell>
          <table:table-cell table:style-name="ce1" office:value-type="float" office:value="0.005735578" calcext:value-type="float">
            <text:p>0.006</text:p>
          </table:table-cell>
          <table:table-cell table:style-name="ce1" office:value-type="float" office:value="0.006593733" calcext:value-type="float">
            <text:p>0.007</text:p>
          </table:table-cell>
          <table:table-cell table:style-name="ce1" office:value-type="float" office:value="0.008880781" calcext:value-type="float">
            <text:p>0.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824367" calcext:value-type="float">
            <text:p>0.005</text:p>
          </table:table-cell>
          <table:table-cell office:value-type="float" office:value="0.006791014" calcext:value-type="float">
            <text:p>0.007</text:p>
          </table:table-cell>
          <table:table-cell table:style-name="ce1" office:value-type="float" office:value="0.012955931" calcext:value-type="float">
            <text:p>0.013</text:p>
          </table:table-cell>
          <table:table-cell table:style-name="ce1" office:value-type="float" office:value="0.009862863" calcext:value-type="float">
            <text:p>0.010</text:p>
          </table:table-cell>
          <table:table-cell table:style-name="ce1" office:value-type="float" office:value="0.017370766" calcext:value-type="float">
            <text:p>0.017</text:p>
          </table:table-cell>
          <table:table-cell table:style-name="ce1" office:value-type="float" office:value="0.007237009" calcext:value-type="float">
            <text:p>0.007</text:p>
          </table:table-cell>
          <table:table-cell table:style-name="ce1" office:value-type="float" office:value="0.008191704" calcext:value-type="float">
            <text:p>0.008</text:p>
          </table:table-cell>
          <table:table-cell table:style-name="ce1" office:value-type="float" office:value="0.011273396" calcext:value-type="float">
            <text:p>0.011</text:p>
          </table:table-cell>
          <table:table-cell table:style-name="ce1" office:value-type="float" office:value="0.013566731" calcext:value-type="float">
            <text:p>0.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268025" calcext:value-type="float">
            <text:p>0.007</text:p>
          </table:table-cell>
          <table:table-cell office:value-type="float" office:value="0.011203817" calcext:value-type="float">
            <text:p>0.011</text:p>
          </table:table-cell>
          <table:table-cell table:style-name="ce1" office:value-type="float" office:value="0.012586469" calcext:value-type="float">
            <text:p>0.013</text:p>
          </table:table-cell>
          <table:table-cell table:style-name="ce1" office:value-type="float" office:value="0.015885589" calcext:value-type="float">
            <text:p>0.016</text:p>
          </table:table-cell>
          <table:table-cell table:style-name="ce1" office:value-type="float" office:value="0.019808659" calcext:value-type="float">
            <text:p>0.020</text:p>
          </table:table-cell>
          <table:table-cell table:style-name="ce1" office:value-type="float" office:value="0.01149041" calcext:value-type="float">
            <text:p>0.011</text:p>
          </table:table-cell>
          <table:table-cell table:style-name="ce1" office:value-type="float" office:value="0.012690579" calcext:value-type="float">
            <text:p>0.013</text:p>
          </table:table-cell>
          <table:table-cell table:style-name="ce1" office:value-type="float" office:value="0.016238256" calcext:value-type="float">
            <text:p>0.016</text:p>
          </table:table-cell>
          <table:table-cell table:style-name="ce1" office:value-type="float" office:value="0.018586731" calcext:value-type="float">
            <text:p>0.0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201185" calcext:value-type="float">
            <text:p>0.012</text:p>
          </table:table-cell>
          <table:table-cell office:value-type="float" office:value="0.018552493" calcext:value-type="float">
            <text:p>0.019</text:p>
          </table:table-cell>
          <table:table-cell table:style-name="ce1" office:value-type="float" office:value="0.022375966" calcext:value-type="float">
            <text:p>0.022</text:p>
          </table:table-cell>
          <table:table-cell table:style-name="ce1" office:value-type="float" office:value="0.02803046" calcext:value-type="float">
            <text:p>0.028</text:p>
          </table:table-cell>
          <table:table-cell table:style-name="ce1" office:value-type="float" office:value="0.030665464" calcext:value-type="float">
            <text:p>0.031</text:p>
          </table:table-cell>
          <table:table-cell table:style-name="ce1" office:value-type="float" office:value="0.016064818" calcext:value-type="float">
            <text:p>0.016</text:p>
          </table:table-cell>
          <table:table-cell table:style-name="ce1" office:value-type="float" office:value="0.022026701" calcext:value-type="float">
            <text:p>0.022</text:p>
          </table:table-cell>
          <table:table-cell table:style-name="ce1" office:value-type="float" office:value="0.026605151" calcext:value-type="float">
            <text:p>0.027</text:p>
          </table:table-cell>
          <table:table-cell table:style-name="ce1" office:value-type="float" office:value="0.038980393" calcext:value-type="float">
            <text:p>0.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816377" calcext:value-type="float">
            <text:p>0.015</text:p>
          </table:table-cell>
          <table:table-cell office:value-type="float" office:value="0.022218373" calcext:value-type="float">
            <text:p>0.022</text:p>
          </table:table-cell>
          <table:table-cell table:style-name="ce1" office:value-type="float" office:value="0.029148893" calcext:value-type="float">
            <text:p>0.029</text:p>
          </table:table-cell>
          <table:table-cell table:style-name="ce1" office:value-type="float" office:value="0.031313366" calcext:value-type="float">
            <text:p>0.031</text:p>
          </table:table-cell>
          <table:table-cell table:style-name="ce1" office:value-type="float" office:value="0.073251504" calcext:value-type="float">
            <text:p>0.073</text:p>
          </table:table-cell>
          <table:table-cell table:style-name="ce1" office:value-type="float" office:value="0.019025556" calcext:value-type="float">
            <text:p>0.019</text:p>
          </table:table-cell>
          <table:table-cell table:style-name="ce1" office:value-type="float" office:value="0.032861236" calcext:value-type="float">
            <text:p>0.033</text:p>
          </table:table-cell>
          <table:table-cell table:style-name="ce1" office:value-type="float" office:value="0.033426478" calcext:value-type="float">
            <text:p>0.033</text:p>
          </table:table-cell>
          <table:table-cell table:style-name="ce1" office:value-type="float" office:value="0.047127293" calcext:value-type="float">
            <text:p>0.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285224" calcext:value-type="float">
            <text:p>0.027</text:p>
          </table:table-cell>
          <table:table-cell office:value-type="float" office:value="0.04413703" calcext:value-type="float">
            <text:p>0.044</text:p>
          </table:table-cell>
          <table:table-cell table:style-name="ce1" office:value-type="float" office:value="0.049075013" calcext:value-type="float">
            <text:p>0.049</text:p>
          </table:table-cell>
          <table:table-cell table:style-name="ce1" office:value-type="float" office:value="0.071295507" calcext:value-type="float">
            <text:p>0.071</text:p>
          </table:table-cell>
          <table:table-cell table:style-name="ce1" office:value-type="float" office:value="0.067971813" calcext:value-type="float">
            <text:p>0.068</text:p>
          </table:table-cell>
          <table:table-cell table:style-name="ce1" office:value-type="float" office:value="0.033358955" calcext:value-type="float">
            <text:p>0.033</text:p>
          </table:table-cell>
          <table:table-cell table:style-name="ce1" office:value-type="float" office:value="0.050828992" calcext:value-type="float">
            <text:p>0.051</text:p>
          </table:table-cell>
          <table:table-cell table:style-name="ce1" office:value-type="float" office:value="0.063721569" calcext:value-type="float">
            <text:p>0.064</text:p>
          </table:table-cell>
          <table:table-cell table:style-name="ce1" office:value-type="float" office:value="0.080816341" calcext:value-type="float">
            <text:p>0.08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mesteps N=10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omp 2threads</text:p>
          </table:table-cell>
          <table:table-cell office:value-type="string" calcext:value-type="string">
            <text:p>nbody_omp 4threads</text:p>
          </table:table-cell>
          <table:table-cell office:value-type="string" calcext:value-type="string">
            <text:p>nbody_omp 6threads</text:p>
          </table:table-cell>
          <table:table-cell office:value-type="string" calcext:value-type="string">
            <text:p>nbody_omp 8threads</text:p>
          </table:table-cell>
          <table:table-cell office:value-type="string" calcext:value-type="string">
            <text:p>nbody_omp_race 2threads</text:p>
          </table:table-cell>
          <table:table-cell office:value-type="string" calcext:value-type="string">
            <text:p>nbody_omp_race 4threads</text:p>
          </table:table-cell>
          <table:table-cell office:value-type="string" calcext:value-type="string">
            <text:p>nbody_omp_race 6threads</text:p>
          </table:table-cell>
          <table:table-cell office:value-type="string" calcext:value-type="string">
            <text:p>nbody_omp_race 8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11815" calcext:value-type="float">
            <text:p>0.027</text:p>
          </table:table-cell>
          <table:table-cell office:value-type="float" office:value="0.088534321" calcext:value-type="float">
            <text:p>0.089</text:p>
          </table:table-cell>
          <table:table-cell table:style-name="ce1" office:value-type="float" office:value="0.042585651" calcext:value-type="float">
            <text:p>0.043</text:p>
          </table:table-cell>
          <table:table-cell table:style-name="ce1" office:value-type="float" office:value="0.070419473" calcext:value-type="float">
            <text:p>0.070</text:p>
          </table:table-cell>
          <table:table-cell table:style-name="ce1" office:value-type="float" office:value="0.10908728" calcext:value-type="float">
            <text:p>0.109</text:p>
          </table:table-cell>
          <table:table-cell table:style-name="ce1" office:value-type="float" office:value="0.030118447" calcext:value-type="float">
            <text:p>0.030</text:p>
          </table:table-cell>
          <table:table-cell table:style-name="ce1" office:value-type="float" office:value="0.051917385" calcext:value-type="float">
            <text:p>0.052</text:p>
          </table:table-cell>
          <table:table-cell table:style-name="ce1" office:value-type="float" office:value="0.04584927" calcext:value-type="float">
            <text:p>0.046</text:p>
          </table:table-cell>
          <table:table-cell table:style-name="ce1" office:value-type="float" office:value="0.053424223" calcext:value-type="float">
            <text:p>0.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056214" calcext:value-type="float">
            <text:p>0.051</text:p>
          </table:table-cell>
          <table:table-cell office:value-type="float" office:value="0.17291485" calcext:value-type="float">
            <text:p>0.173</text:p>
          </table:table-cell>
          <table:table-cell table:style-name="ce1" office:value-type="float" office:value="0.096496147" calcext:value-type="float">
            <text:p>0.096</text:p>
          </table:table-cell>
          <table:table-cell table:style-name="ce1" office:value-type="float" office:value="0.226899423" calcext:value-type="float">
            <text:p>0.227</text:p>
          </table:table-cell>
          <table:table-cell table:style-name="ce1" office:value-type="float" office:value="0.114937518" calcext:value-type="float">
            <text:p>0.115</text:p>
          </table:table-cell>
          <table:table-cell table:style-name="ce1" office:value-type="float" office:value="0.056801627" calcext:value-type="float">
            <text:p>0.057</text:p>
          </table:table-cell>
          <table:table-cell table:style-name="ce1" office:value-type="float" office:value="0.076428757" calcext:value-type="float">
            <text:p>0.076</text:p>
          </table:table-cell>
          <table:table-cell table:style-name="ce1" office:value-type="float" office:value="0.088058791" calcext:value-type="float">
            <text:p>0.088</text:p>
          </table:table-cell>
          <table:table-cell table:style-name="ce1" office:value-type="float" office:value="0.099504356" calcext:value-type="float">
            <text:p>0.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3302545" calcext:value-type="float">
            <text:p>0.123</text:p>
          </table:table-cell>
          <table:table-cell office:value-type="float" office:value="0.174445407" calcext:value-type="float">
            <text:p>0.174</text:p>
          </table:table-cell>
          <table:table-cell table:style-name="ce1" office:value-type="float" office:value="0.23287363" calcext:value-type="float">
            <text:p>0.233</text:p>
          </table:table-cell>
          <table:table-cell table:style-name="ce1" office:value-type="float" office:value="0.240250531" calcext:value-type="float">
            <text:p>0.240</text:p>
          </table:table-cell>
          <table:table-cell table:style-name="ce1" office:value-type="float" office:value="0.296596908" calcext:value-type="float">
            <text:p>0.297</text:p>
          </table:table-cell>
          <table:table-cell table:style-name="ce1" office:value-type="float" office:value="0.184698518" calcext:value-type="float">
            <text:p>0.185</text:p>
          </table:table-cell>
          <table:table-cell table:style-name="ce1" office:value-type="float" office:value="0.175885869" calcext:value-type="float">
            <text:p>0.176</text:p>
          </table:table-cell>
          <table:table-cell table:style-name="ce1" office:value-type="float" office:value="0.287383062" calcext:value-type="float">
            <text:p>0.287</text:p>
          </table:table-cell>
          <table:table-cell table:style-name="ce1" office:value-type="float" office:value="0.241454477" calcext:value-type="float">
            <text:p>0.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8491" calcext:value-type="float">
            <text:p>0.245</text:p>
          </table:table-cell>
          <table:table-cell office:value-type="float" office:value="0.382833001" calcext:value-type="float">
            <text:p>0.383</text:p>
          </table:table-cell>
          <table:table-cell table:style-name="ce1" office:value-type="float" office:value="0.395681466" calcext:value-type="float">
            <text:p>0.396</text:p>
          </table:table-cell>
          <table:table-cell table:style-name="ce1" office:value-type="float" office:value="0.544289101" calcext:value-type="float">
            <text:p>0.544</text:p>
          </table:table-cell>
          <table:table-cell table:style-name="ce1" office:value-type="float" office:value="0.553529871" calcext:value-type="float">
            <text:p>0.554</text:p>
          </table:table-cell>
          <table:table-cell table:style-name="ce1" office:value-type="float" office:value="0.295578703" calcext:value-type="float">
            <text:p>0.296</text:p>
          </table:table-cell>
          <table:table-cell table:style-name="ce1" office:value-type="float" office:value="0.490656883" calcext:value-type="float">
            <text:p>0.491</text:p>
          </table:table-cell>
          <table:table-cell table:style-name="ce1" office:value-type="float" office:value="0.42017267" calcext:value-type="float">
            <text:p>0.420</text:p>
          </table:table-cell>
          <table:table-cell table:style-name="ce1" office:value-type="float" office:value="0.515510745" calcext:value-type="float">
            <text:p>0.5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1961571" calcext:value-type="float">
            <text:p>0.492</text:p>
          </table:table-cell>
          <table:table-cell office:value-type="float" office:value="0.763763178" calcext:value-type="float">
            <text:p>0.764</text:p>
          </table:table-cell>
          <table:table-cell table:style-name="ce1" office:value-type="float" office:value="0.791316062" calcext:value-type="float">
            <text:p>0.791</text:p>
          </table:table-cell>
          <table:table-cell table:style-name="ce1" office:value-type="float" office:value="1.201820154" calcext:value-type="float">
            <text:p>1.202</text:p>
          </table:table-cell>
          <table:table-cell table:style-name="ce1" office:value-type="float" office:value="1.091290818" calcext:value-type="float">
            <text:p>1.091</text:p>
          </table:table-cell>
          <table:table-cell table:style-name="ce1" office:value-type="float" office:value="0.534345718" calcext:value-type="float">
            <text:p>0.534</text:p>
          </table:table-cell>
          <table:table-cell table:style-name="ce1" office:value-type="float" office:value="0.962740652" calcext:value-type="float">
            <text:p>0.963</text:p>
          </table:table-cell>
          <table:table-cell table:style-name="ce1" office:value-type="float" office:value="0.838859394" calcext:value-type="float">
            <text:p>0.839</text:p>
          </table:table-cell>
          <table:table-cell table:style-name="ce1" office:value-type="float" office:value="1.258701529" calcext:value-type="float">
            <text:p>1.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9131479" calcext:value-type="float">
            <text:p>0.999</text:p>
          </table:table-cell>
          <table:table-cell office:value-type="float" office:value="3.398910664" calcext:value-type="float">
            <text:p>3.399</text:p>
          </table:table-cell>
          <table:table-cell table:style-name="ce1" office:value-type="float" office:value="3.457785667" calcext:value-type="float">
            <text:p>3.458</text:p>
          </table:table-cell>
          <table:table-cell table:style-name="ce1" office:value-type="float" office:value="2.451267394" calcext:value-type="float">
            <text:p>2.451</text:p>
          </table:table-cell>
          <table:table-cell table:style-name="ce1" office:value-type="float" office:value="2.175278302" calcext:value-type="float">
            <text:p>2.175</text:p>
          </table:table-cell>
          <table:table-cell table:style-name="ce1" office:value-type="float" office:value="1.444578549" calcext:value-type="float">
            <text:p>1.445</text:p>
          </table:table-cell>
          <table:table-cell table:style-name="ce1" office:value-type="float" office:value="1.461831153" calcext:value-type="float">
            <text:p>1.462</text:p>
          </table:table-cell>
          <table:table-cell table:style-name="ce1" office:value-type="float" office:value="1.659196391" calcext:value-type="float">
            <text:p>1.659</text:p>
          </table:table-cell>
          <table:table-cell table:style-name="ce1" office:value-type="float" office:value="2.006697441" calcext:value-type="float">
            <text:p>2.0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5494335" calcext:value-type="float">
            <text:p>1.255</text:p>
          </table:table-cell>
          <table:table-cell office:value-type="float" office:value="3.690370605" calcext:value-type="float">
            <text:p>3.690</text:p>
          </table:table-cell>
          <table:table-cell table:style-name="ce1" office:value-type="float" office:value="2.31885295" calcext:value-type="float">
            <text:p>2.319</text:p>
          </table:table-cell>
          <table:table-cell table:style-name="ce1" office:value-type="float" office:value="3.274281903" calcext:value-type="float">
            <text:p>3.274</text:p>
          </table:table-cell>
          <table:table-cell table:style-name="ce1" office:value-type="float" office:value="2.921536506" calcext:value-type="float">
            <text:p>2.922</text:p>
          </table:table-cell>
          <table:table-cell table:style-name="ce1" office:value-type="float" office:value="1.326710868" calcext:value-type="float">
            <text:p>1.327</text:p>
          </table:table-cell>
          <table:table-cell table:style-name="ce1" office:value-type="float" office:value="1.726725306" calcext:value-type="float">
            <text:p>1.727</text:p>
          </table:table-cell>
          <table:table-cell table:style-name="ce1" office:value-type="float" office:value="2.723300845" calcext:value-type="float">
            <text:p>2.723</text:p>
          </table:table-cell>
          <table:table-cell table:style-name="ce1" office:value-type="float" office:value="2.357288871" calcext:value-type="float">
            <text:p>2.3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46382174" calcext:value-type="float">
            <text:p>2.546</text:p>
          </table:table-cell>
          <table:table-cell office:value-type="float" office:value="3.418325969" calcext:value-type="float">
            <text:p>3.418</text:p>
          </table:table-cell>
          <table:table-cell table:style-name="ce1" office:value-type="float" office:value="4.979315476" calcext:value-type="float">
            <text:p>4.979</text:p>
          </table:table-cell>
          <table:table-cell table:style-name="ce1" office:value-type="float" office:value="5.965836713" calcext:value-type="float">
            <text:p>5.966</text:p>
          </table:table-cell>
          <table:table-cell table:style-name="ce1" office:value-type="float" office:value="5.364437347" calcext:value-type="float">
            <text:p>5.364</text:p>
          </table:table-cell>
          <table:table-cell table:style-name="ce1" office:value-type="float" office:value="3.776063945" calcext:value-type="float">
            <text:p>3.776</text:p>
          </table:table-cell>
          <table:table-cell table:style-name="ce1" office:value-type="float" office:value="4.801785356" calcext:value-type="float">
            <text:p>4.802</text:p>
          </table:table-cell>
          <table:table-cell table:style-name="ce1" office:value-type="float" office:value="4.059354641" calcext:value-type="float">
            <text:p>4.059</text:p>
          </table:table-cell>
          <table:table-cell table:style-name="ce1" office:value-type="float" office:value="4.711134954" calcext:value-type="float">
            <text:p>4.71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mesteps N=100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omp 2threads</text:p>
          </table:table-cell>
          <table:table-cell office:value-type="string" calcext:value-type="string">
            <text:p>nbody_omp 4threads</text:p>
          </table:table-cell>
          <table:table-cell office:value-type="string" calcext:value-type="string">
            <text:p>nbody_omp 6threads</text:p>
          </table:table-cell>
          <table:table-cell office:value-type="string" calcext:value-type="string">
            <text:p>nbody_omp 8threads</text:p>
          </table:table-cell>
          <table:table-cell office:value-type="string" calcext:value-type="string">
            <text:p>nbody_omp_race 2threads</text:p>
          </table:table-cell>
          <table:table-cell office:value-type="string" calcext:value-type="string">
            <text:p>nbody_omp_race 4threads</text:p>
          </table:table-cell>
          <table:table-cell office:value-type="string" calcext:value-type="string">
            <text:p>nbody_omp_race 6threads</text:p>
          </table:table-cell>
          <table:table-cell office:value-type="string" calcext:value-type="string">
            <text:p>nbody_omp_race 8threa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4676201" calcext:value-type="float">
            <text:p>2.385</text:p>
          </table:table-cell>
          <table:table-cell office:value-type="float" office:value="3.392919317" calcext:value-type="float">
            <text:p>3.393</text:p>
          </table:table-cell>
          <table:table-cell table:style-name="ce1" office:value-type="float" office:value="4.626183772" calcext:value-type="float">
            <text:p>4.626</text:p>
          </table:table-cell>
          <table:table-cell table:style-name="ce1" office:value-type="float" office:value="6.715933162" calcext:value-type="float">
            <text:p>6.716</text:p>
          </table:table-cell>
          <table:table-cell table:style-name="ce1" office:value-type="float" office:value="10.251028929" calcext:value-type="float">
            <text:p>10.251</text:p>
          </table:table-cell>
          <table:table-cell table:style-name="ce1" office:value-type="float" office:value="2.601623243" calcext:value-type="float">
            <text:p>2.602</text:p>
          </table:table-cell>
          <table:table-cell table:style-name="ce1" office:value-type="float" office:value="4.68213594" calcext:value-type="float">
            <text:p>4.682</text:p>
          </table:table-cell>
          <table:table-cell table:style-name="ce1" office:value-type="float" office:value="5.250244412" calcext:value-type="float">
            <text:p>5.250</text:p>
          </table:table-cell>
          <table:table-cell table:style-name="ce1" office:value-type="float" office:value="5.771636035" calcext:value-type="float">
            <text:p>5.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87599201" calcext:value-type="float">
            <text:p>4.788</text:p>
          </table:table-cell>
          <table:table-cell office:value-type="float" office:value="7.536647972" calcext:value-type="float">
            <text:p>7.537</text:p>
          </table:table-cell>
          <table:table-cell table:style-name="ce1" office:value-type="float" office:value="9.242521957" calcext:value-type="float">
            <text:p>9.243</text:p>
          </table:table-cell>
          <table:table-cell table:style-name="ce1" office:value-type="float" office:value="10.452476842" calcext:value-type="float">
            <text:p>10.452</text:p>
          </table:table-cell>
          <table:table-cell table:style-name="ce1" office:value-type="float" office:value="10.754710087" calcext:value-type="float">
            <text:p>10.755</text:p>
          </table:table-cell>
          <table:table-cell table:style-name="ce1" office:value-type="float" office:value="5.202036405" calcext:value-type="float">
            <text:p>5.202</text:p>
          </table:table-cell>
          <table:table-cell table:style-name="ce1" office:value-type="float" office:value="6.625317717" calcext:value-type="float">
            <text:p>6.625</text:p>
          </table:table-cell>
          <table:table-cell table:style-name="ce1" office:value-type="float" office:value="7.91503136" calcext:value-type="float">
            <text:p>7.915</text:p>
          </table:table-cell>
          <table:table-cell table:style-name="ce1" office:value-type="float" office:value="9.747740605" calcext:value-type="float">
            <text:p>9.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52558349" calcext:value-type="float">
            <text:p>12.053</text:p>
          </table:table-cell>
          <table:table-cell office:value-type="float" office:value="36.520536446" calcext:value-type="float">
            <text:p>36.521</text:p>
          </table:table-cell>
          <table:table-cell table:style-name="ce1" office:value-type="float" office:value="19.399188521" calcext:value-type="float">
            <text:p>19.399</text:p>
          </table:table-cell>
          <table:table-cell table:style-name="ce1" office:value-type="float" office:value="34.557751977" calcext:value-type="float">
            <text:p>34.558</text:p>
          </table:table-cell>
          <table:table-cell table:style-name="ce1" office:value-type="float" office:value="28.211419415" calcext:value-type="float">
            <text:p>28.211</text:p>
          </table:table-cell>
          <table:table-cell table:style-name="ce1" office:value-type="float" office:value="17.825126562" calcext:value-type="float">
            <text:p>17.825</text:p>
          </table:table-cell>
          <table:table-cell table:style-name="ce1" office:value-type="float" office:value="17.4338086" calcext:value-type="float">
            <text:p>17.434</text:p>
          </table:table-cell>
          <table:table-cell table:style-name="ce1" office:value-type="float" office:value="21.420119722" calcext:value-type="float">
            <text:p>21.420</text:p>
          </table:table-cell>
          <table:table-cell table:style-name="ce1" office:value-type="float" office:value="22.02411825" calcext:value-type="float">
            <text:p>22.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71122553" calcext:value-type="float">
            <text:p>24.471</text:p>
          </table:table-cell>
          <table:table-cell office:value-type="float" office:value="37.563164916" calcext:value-type="float">
            <text:p>37.563</text:p>
          </table:table-cell>
          <table:table-cell table:style-name="ce1" office:value-type="float" office:value="39.313284023" calcext:value-type="float">
            <text:p>39.313</text:p>
          </table:table-cell>
          <table:table-cell table:style-name="ce1" office:value-type="float" office:value="54.0858941" calcext:value-type="float">
            <text:p>54.086</text:p>
          </table:table-cell>
          <table:table-cell table:style-name="ce1" office:value-type="float" office:value="99.233494462" calcext:value-type="float">
            <text:p>99.233</text:p>
          </table:table-cell>
          <table:table-cell table:style-name="ce1" office:value-type="float" office:value="26.257292246" calcext:value-type="float">
            <text:p>26.257</text:p>
          </table:table-cell>
          <table:table-cell table:style-name="ce1" office:value-type="float" office:value="32.838251799" calcext:value-type="float">
            <text:p>32.838</text:p>
          </table:table-cell>
          <table:table-cell table:style-name="ce1" office:value-type="float" office:value="39.752079599" calcext:value-type="float">
            <text:p>39.752</text:p>
          </table:table-cell>
          <table:table-cell table:style-name="ce1" office:value-type="float" office:value="58.938118428" calcext:value-type="float">
            <text:p>58.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843036004" calcext:value-type="float">
            <text:p>49.843</text:p>
          </table:table-cell>
          <table:table-cell office:value-type="float" office:value="67.501010108" calcext:value-type="float">
            <text:p>67.501</text:p>
          </table:table-cell>
          <table:table-cell table:style-name="ce1" office:value-type="float" office:value="92.264020052" calcext:value-type="float">
            <text:p>92.264</text:p>
          </table:table-cell>
          <table:table-cell table:style-name="ce1" office:value-type="float" office:value="105.922018154" calcext:value-type="float">
            <text:p>105.922</text:p>
          </table:table-cell>
          <table:table-cell table:style-name="ce1" office:value-type="float" office:value="114.797804458" calcext:value-type="float">
            <text:p>114.798</text:p>
          </table:table-cell>
          <table:table-cell table:style-name="ce1" office:value-type="float" office:value="53.261202393" calcext:value-type="float">
            <text:p>53.261</text:p>
          </table:table-cell>
          <table:table-cell table:style-name="ce1" office:value-type="float" office:value="95.228734387" calcext:value-type="float">
            <text:p>95.229</text:p>
          </table:table-cell>
          <table:table-cell table:style-name="ce1" office:value-type="float" office:value="74.180735553" calcext:value-type="float">
            <text:p>74.181</text:p>
          </table:table-cell>
          <table:table-cell table:style-name="ce1" office:value-type="float" office:value="86.403208808" calcext:value-type="float">
            <text:p>86.4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.017535461" calcext:value-type="float">
            <text:p>101.018</text:p>
          </table:table-cell>
          <table:table-cell office:value-type="float" office:value="150.238696737" calcext:value-type="float">
            <text:p>150.239</text:p>
          </table:table-cell>
          <table:table-cell table:style-name="ce1" office:value-type="float" office:value="185.17336002" calcext:value-type="float">
            <text:p>185.173</text:p>
          </table:table-cell>
          <table:table-cell table:style-name="ce1" office:value-type="float" office:value="185.89381299" calcext:value-type="float">
            <text:p>185.894</text:p>
          </table:table-cell>
          <table:table-cell table:style-name="ce1" office:value-type="float" office:value="231.193099825" calcext:value-type="float">
            <text:p>231.193</text:p>
          </table:table-cell>
          <table:table-cell table:style-name="ce1" office:value-type="float" office:value="103.565653454" calcext:value-type="float">
            <text:p>103.566</text:p>
          </table:table-cell>
          <table:table-cell table:style-name="ce1" office:value-type="float" office:value="193.322810138" calcext:value-type="float">
            <text:p>193.323</text:p>
          </table:table-cell>
          <table:table-cell table:style-name="ce1" office:value-type="float" office:value="154.76208743" calcext:value-type="float">
            <text:p>154.762</text:p>
          </table:table-cell>
          <table:table-cell table:style-name="ce1" office:value-type="float" office:value="179.734306344" calcext:value-type="float">
            <text:p>179.7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670998608" calcext:value-type="float">
            <text:p>126.671</text:p>
          </table:table-cell>
          <table:table-cell office:value-type="float" office:value="191.957770967" calcext:value-type="float">
            <text:p>191.958</text:p>
          </table:table-cell>
          <table:table-cell table:style-name="ce1" office:value-type="float" office:value="240.185621881" calcext:value-type="float">
            <text:p>240.186</text:p>
          </table:table-cell>
          <table:table-cell table:style-name="ce1" office:value-type="float" office:value="268.065444169" calcext:value-type="float">
            <text:p>268.065</text:p>
          </table:table-cell>
          <table:table-cell table:style-name="ce1" office:value-type="float" office:value="267.060099877" calcext:value-type="float">
            <text:p>267.060</text:p>
          </table:table-cell>
          <table:table-cell table:style-name="ce1" office:value-type="float" office:value="125.044421881" calcext:value-type="float">
            <text:p>125.044</text:p>
          </table:table-cell>
          <table:table-cell table:style-name="ce1" office:value-type="float" office:value="242.336377752" calcext:value-type="float">
            <text:p>242.336</text:p>
          </table:table-cell>
          <table:table-cell table:style-name="ce1" office:value-type="float" office:value="270.06799586" calcext:value-type="float">
            <text:p>270.068</text:p>
          </table:table-cell>
          <table:table-cell table:style-name="ce1" office:value-type="float" office:value="229.25078079" calcext:value-type="float">
            <text:p>229.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.099598575" calcext:value-type="float">
            <text:p>255.100</text:p>
          </table:table-cell>
          <table:table-cell office:value-type="float" office:value="382.307729444" calcext:value-type="float">
            <text:p>382.308</text:p>
          </table:table-cell>
          <table:table-cell table:style-name="ce1" office:value-type="float" office:value="391.894896307" calcext:value-type="float">
            <text:p>391.895</text:p>
          </table:table-cell>
          <table:table-cell table:style-name="ce1" office:value-type="float" office:value="542.655030304" calcext:value-type="float">
            <text:p>542.655</text:p>
          </table:table-cell>
          <table:table-cell table:style-name="ce1" office:value-type="float" office:value="571.805670805" calcext:value-type="float">
            <text:p>571.806</text:p>
          </table:table-cell>
          <table:table-cell table:style-name="ce1" office:value-type="float" office:value="266.299029669" calcext:value-type="float">
            <text:p>266.299</text:p>
          </table:table-cell>
          <table:table-cell table:style-name="ce1" office:value-type="float" office:value="356.709575386" calcext:value-type="float">
            <text:p>356.710</text:p>
          </table:table-cell>
          <table:table-cell table:style-name="ce1" office:value-type="float" office:value="387.135995674" calcext:value-type="float">
            <text:p>387.136</text:p>
          </table:table-cell>
          <table:table-cell table:style-name="ce1" office:value-type="float" office:value="591.045384257" calcext:value-type="float">
            <text:p>591.045</text:p>
          </table:table-cell>
        </table:table-row>
        <table:table-row table:style-name="ro1" table:number-rows-repeated="30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mesteps N=1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bhu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46105" calcext:value-type="float">
            <text:p>0.015</text:p>
          </table:table-cell>
          <table:table-cell office:value-type="float" office:value="0.02352858" calcext:value-type="float">
            <text:p>0.0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620621" calcext:value-type="float">
            <text:p>0.003</text:p>
          </table:table-cell>
          <table:table-cell office:value-type="float" office:value="0.003355328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455713" calcext:value-type="float">
            <text:p>0.003</text:p>
          </table:table-cell>
          <table:table-cell office:value-type="float" office:value="0.003307023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824367" calcext:value-type="float">
            <text:p>0.005</text:p>
          </table:table-cell>
          <table:table-cell office:value-type="float" office:value="0.003691757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268025" calcext:value-type="float">
            <text:p>0.007</text:p>
          </table:table-cell>
          <table:table-cell office:value-type="float" office:value="0.003760679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2201185" calcext:value-type="float">
            <text:p>0.012</text:p>
          </table:table-cell>
          <table:table-cell office:value-type="float" office:value="0.003529207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816377" calcext:value-type="float">
            <text:p>0.015</text:p>
          </table:table-cell>
          <table:table-cell office:value-type="float" office:value="0.004516813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7285224" calcext:value-type="float">
            <text:p>0.027</text:p>
          </table:table-cell>
          <table:table-cell office:value-type="float" office:value="0.004993097" calcext:value-type="float">
            <text:p>0.00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mesteps N=10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bhu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11815" calcext:value-type="float">
            <text:p>0.027</text:p>
          </table:table-cell>
          <table:table-cell office:value-type="float" office:value="0.003940194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056214" calcext:value-type="float">
            <text:p>0.051</text:p>
          </table:table-cell>
          <table:table-cell office:value-type="float" office:value="0.003884683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3302545" calcext:value-type="float">
            <text:p>0.123</text:p>
          </table:table-cell>
          <table:table-cell office:value-type="float" office:value="0.004631525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8491" calcext:value-type="float">
            <text:p>0.245</text:p>
          </table:table-cell>
          <table:table-cell office:value-type="float" office:value="0.003778081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1961571" calcext:value-type="float">
            <text:p>0.492</text:p>
          </table:table-cell>
          <table:table-cell office:value-type="float" office:value="0.004997103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9131479" calcext:value-type="float">
            <text:p>0.999</text:p>
          </table:table-cell>
          <table:table-cell office:value-type="float" office:value="0.007875356" calcext:value-type="float">
            <text:p>0.00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5494335" calcext:value-type="float">
            <text:p>1.255</text:p>
          </table:table-cell>
          <table:table-cell office:value-type="float" office:value="0.010087298" calcext:value-type="float">
            <text:p>0.01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46382174" calcext:value-type="float">
            <text:p>2.546</text:p>
          </table:table-cell>
          <table:table-cell office:value-type="float" office:value="0.015050398" calcext:value-type="float">
            <text:p>0.01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imesteps N=10000</text:p>
          </table:table-cell>
          <table:table-cell table:style-name="Default" office:value-type="string" calcext:value-type="string">
            <text:p>nbody_seq</text:p>
          </table:table-cell>
          <table:table-cell table:style-name="Default" office:value-type="string" calcext:value-type="string">
            <text:p>nbody_bhu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4676201" calcext:value-type="float">
            <text:p>2.385</text:p>
          </table:table-cell>
          <table:table-cell office:value-type="float" office:value="0.0057845" calcext:value-type="float">
            <text:p>0.00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87599201" calcext:value-type="float">
            <text:p>4.788</text:p>
          </table:table-cell>
          <table:table-cell office:value-type="float" office:value="0.007358709" calcext:value-type="float">
            <text:p>0.00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52558349" calcext:value-type="float">
            <text:p>12.053</text:p>
          </table:table-cell>
          <table:table-cell office:value-type="float" office:value="0.009741931" calcext:value-type="float">
            <text:p>0.0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.471122553" calcext:value-type="float">
            <text:p>24.471</text:p>
          </table:table-cell>
          <table:table-cell office:value-type="float" office:value="0.008545435" calcext:value-type="float">
            <text:p>0.0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843036004" calcext:value-type="float">
            <text:p>49.843</text:p>
          </table:table-cell>
          <table:table-cell office:value-type="float" office:value="0.028021201" calcext:value-type="float">
            <text:p>0.02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.017535461" calcext:value-type="float">
            <text:p>101.018</text:p>
          </table:table-cell>
          <table:table-cell office:value-type="float" office:value="0.048411776" calcext:value-type="float">
            <text:p>0.048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.670998608" calcext:value-type="float">
            <text:p>126.671</text:p>
          </table:table-cell>
          <table:table-cell office:value-type="float" office:value="0.023913074" calcext:value-type="float">
            <text:p>0.024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5.099598575" calcext:value-type="float">
            <text:p>255.100</text:p>
          </table:table-cell>
          <table:table-cell office:value-type="float" office:value="0.115782841" calcext:value-type="float">
            <text:p>0.1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1:25:12.417986323</meta:creation-date>
    <dc:date>2020-12-06T14:01:37.660399769</dc:date>
    <meta:editing-duration>PT40M32S</meta:editing-duration>
    <meta:editing-cycles>6</meta:editing-cycles>
    <meta:generator>LibreOffice/6.4.7.2$Linux_X86_64 LibreOffice_project/40$Build-2</meta:generator>
    <meta:document-statistic meta:table-count="1" meta:cell-count="35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837cm" svg:height="12.846cm" xlink:href=".." xlink:type="simple" chart:class="chart:scatter" chart:column-mapping="0 1 2 3 4 5 6 7 8" chart:style-name="ch1">
        <chart:title svg:x="10.687cm" svg:y="0.392cm" chart:style-name="ch2">
          <text:p>N=100</text:p>
        </chart:title>
        <chart:legend chart:legend-position="end" svg:x="17.445cm" svg:y="4.132cm" style:legend-expansion="high" chart:style-name="ch3"/>
        <chart:plot-area chart:style-name="ch4" table:cell-range-address="Sheet1.A1:Sheet1.J9" chart:data-source-has-labels="both" svg:x="1.467cm" svg:y="1.427cm" svg:width="15.522cm" svg:height="10.182cm">
          <chartooo:coordinate-region svg:x="2.565cm" svg:y="1.626cm" svg:width="14.144cm" svg:height="9.336cm"/>
          <chart:axis chart:dimension="x" chart:name="primary-x" chart:style-name="ch5" chartooo:axis-type="auto">
            <chart:title svg:x="8.43cm" svg:y="11.865cm" chart:style-name="ch6">
              <text:p>Timesteps</text:p>
            </chart:title>
            <chart:categories table:cell-range-address="Sheet1.A2:Sheet1.A9"/>
          </chart:axis>
          <chart:axis chart:dimension="y" chart:name="primary-y" chart:style-name="ch7">
            <chart:title svg:x="0.451cm" svg:y="7.091cm" chart:style-name="ch8">
              <text:p>Time[s]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11" chart:values-cell-range-address="Sheet1.C2:Sheet1.C9" chart:label-cell-address="Sheet1.C1:Sheet1.C1" chart:class="chart:scatter">
            <chart:data-point chart:repeated="8"/>
          </chart:series>
          <chart:series chart:style-name="ch12" chart:values-cell-range-address="Sheet1.D2:Sheet1.D9" chart:label-cell-address="Sheet1.D1:Sheet1.D1" chart:class="chart:scatter">
            <chart:data-point chart:repeated="8"/>
          </chart:series>
          <chart:series chart:style-name="ch13" chart:values-cell-range-address="Sheet1.E2:Sheet1.E9" chart:label-cell-address="Sheet1.E1:Sheet1.E1" chart:class="chart:scatter">
            <chart:data-point chart:repeated="8"/>
          </chart:series>
          <chart:series chart:style-name="ch14" chart:values-cell-range-address="Sheet1.F2:Sheet1.F9" chart:label-cell-address="Sheet1.F1:Sheet1.F1" chart:class="chart:scatter">
            <chart:data-point chart:repeated="8"/>
          </chart:series>
          <chart:series chart:style-name="ch15" chart:values-cell-range-address="Sheet1.G2:Sheet1.G9" chart:label-cell-address="Sheet1.G1:Sheet1.G1" chart:class="chart:scatter">
            <chart:data-point chart:repeated="8"/>
          </chart:series>
          <chart:series chart:style-name="ch16" chart:values-cell-range-address="Sheet1.H2:Sheet1.H9" chart:label-cell-address="Sheet1.H1:Sheet1.H1" chart:class="chart:scatter">
            <chart:data-point chart:repeated="8"/>
          </chart:series>
          <chart:series chart:style-name="ch17" chart:values-cell-range-address="Sheet1.I2:Sheet1.I9" chart:label-cell-address="Sheet1.I1:Sheet1.I1" chart:class="chart:scatter">
            <chart:data-point chart:repeated="8"/>
          </chart:series>
          <chart:series chart:style-name="ch18" chart:values-cell-range-address="Sheet1.J2:Sheet1.J9" chart:label-cell-address="Sheet1.J1:Sheet1.J1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body_seq</text:p>
                <draw:g>
                  <svg:desc>Sheet1.B1:Sheet1.B1</svg:desc>
                </draw:g>
              </table:table-cell>
              <table:table-cell office:value-type="string">
                <text:p>nbody_omp 2threads</text:p>
                <draw:g>
                  <svg:desc>Sheet1.C1:Sheet1.C1</svg:desc>
                </draw:g>
              </table:table-cell>
              <table:table-cell office:value-type="string">
                <text:p>nbody_omp 4threads</text:p>
                <draw:g>
                  <svg:desc>Sheet1.D1:Sheet1.D1</svg:desc>
                </draw:g>
              </table:table-cell>
              <table:table-cell office:value-type="string">
                <text:p>nbody_omp 6threads</text:p>
                <draw:g>
                  <svg:desc>Sheet1.E1:Sheet1.E1</svg:desc>
                </draw:g>
              </table:table-cell>
              <table:table-cell office:value-type="string">
                <text:p>nbody_omp 8threads</text:p>
                <draw:g>
                  <svg:desc>Sheet1.F1:Sheet1.F1</svg:desc>
                </draw:g>
              </table:table-cell>
              <table:table-cell office:value-type="string">
                <text:p>nbody_omp_race 2threads</text:p>
                <draw:g>
                  <svg:desc>Sheet1.G1:Sheet1.G1</svg:desc>
                </draw:g>
              </table:table-cell>
              <table:table-cell office:value-type="string">
                <text:p>nbody_omp_race 4threads</text:p>
                <draw:g>
                  <svg:desc>Sheet1.H1:Sheet1.H1</svg:desc>
                </draw:g>
              </table:table-cell>
              <table:table-cell office:value-type="string">
                <text:p>nbody_omp_race 6threads</text:p>
                <draw:g>
                  <svg:desc>Sheet1.I1:Sheet1.I1</svg:desc>
                </draw:g>
              </table:table-cell>
              <table:table-cell office:value-type="string">
                <text:p>nbody_omp_race 8thread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.01546105">
                <text:p>0.01546105</text:p>
                <draw:g>
                  <svg:desc>Sheet1.B2:Sheet1.B9</svg:desc>
                </draw:g>
              </table:table-cell>
              <table:table-cell office:value-type="float" office:value="0.022375607">
                <text:p>0.022375607</text:p>
                <draw:g>
                  <svg:desc>Sheet1.C2:Sheet1.C9</svg:desc>
                </draw:g>
              </table:table-cell>
              <table:table-cell office:value-type="float" office:value="0.00420839">
                <text:p>0.00420839</text:p>
                <draw:g>
                  <svg:desc>Sheet1.D2:Sheet1.D9</svg:desc>
                </draw:g>
              </table:table-cell>
              <table:table-cell office:value-type="float" office:value="0.004069588">
                <text:p>0.004069588</text:p>
                <draw:g>
                  <svg:desc>Sheet1.E2:Sheet1.E9</svg:desc>
                </draw:g>
              </table:table-cell>
              <table:table-cell office:value-type="float" office:value="0.004229888">
                <text:p>0.004229888</text:p>
                <draw:g>
                  <svg:desc>Sheet1.F2:Sheet1.F9</svg:desc>
                </draw:g>
              </table:table-cell>
              <table:table-cell office:value-type="float" office:value="0.02077334">
                <text:p>0.02077334</text:p>
                <draw:g>
                  <svg:desc>Sheet1.G2:Sheet1.G9</svg:desc>
                </draw:g>
              </table:table-cell>
              <table:table-cell office:value-type="float" office:value="0.003883604">
                <text:p>0.003883604</text:p>
                <draw:g>
                  <svg:desc>Sheet1.H2:Sheet1.H9</svg:desc>
                </draw:g>
              </table:table-cell>
              <table:table-cell office:value-type="float" office:value="0.004093474">
                <text:p>0.004093474</text:p>
                <draw:g>
                  <svg:desc>Sheet1.I2:Sheet1.I9</svg:desc>
                </draw:g>
              </table:table-cell>
              <table:table-cell office:value-type="float" office:value="0.005393308">
                <text:p>0.005393308</text:p>
                <draw:g>
                  <svg:desc>Sheet1.J2:Sheet1.J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620621">
                <text:p>0.002620621</text:p>
              </table:table-cell>
              <table:table-cell office:value-type="float" office:value="0.004907884">
                <text:p>0.004907884</text:p>
              </table:table-cell>
              <table:table-cell office:value-type="float" office:value="0.004655495">
                <text:p>0.004655495</text:p>
              </table:table-cell>
              <table:table-cell office:value-type="float" office:value="0.004694994">
                <text:p>0.004694994</text:p>
              </table:table-cell>
              <table:table-cell office:value-type="float" office:value="0.020607425">
                <text:p>0.020607425</text:p>
              </table:table-cell>
              <table:table-cell office:value-type="float" office:value="0.003730918">
                <text:p>0.003730918</text:p>
              </table:table-cell>
              <table:table-cell office:value-type="float" office:value="0.004468731">
                <text:p>0.004468731</text:p>
              </table:table-cell>
              <table:table-cell office:value-type="float" office:value="0.004968964">
                <text:p>0.004968964</text:p>
              </table:table-cell>
              <table:table-cell office:value-type="float" office:value="0.005770926">
                <text:p>0.0057709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455713">
                <text:p>0.003455713</text:p>
              </table:table-cell>
              <table:table-cell office:value-type="float" office:value="0.00524591">
                <text:p>0.00524591</text:p>
              </table:table-cell>
              <table:table-cell office:value-type="float" office:value="0.00579101">
                <text:p>0.00579101</text:p>
              </table:table-cell>
              <table:table-cell office:value-type="float" office:value="0.006715043">
                <text:p>0.006715043</text:p>
              </table:table-cell>
              <table:table-cell office:value-type="float" office:value="0.008603815">
                <text:p>0.008603815</text:p>
              </table:table-cell>
              <table:table-cell office:value-type="float" office:value="0.005329487">
                <text:p>0.005329487</text:p>
              </table:table-cell>
              <table:table-cell office:value-type="float" office:value="0.005735578">
                <text:p>0.005735578</text:p>
              </table:table-cell>
              <table:table-cell office:value-type="float" office:value="0.006593733">
                <text:p>0.006593733</text:p>
              </table:table-cell>
              <table:table-cell office:value-type="float" office:value="0.008880781">
                <text:p>0.008880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824367">
                <text:p>0.004824367</text:p>
              </table:table-cell>
              <table:table-cell office:value-type="float" office:value="0.006791014">
                <text:p>0.006791014</text:p>
              </table:table-cell>
              <table:table-cell office:value-type="float" office:value="0.012955931">
                <text:p>0.012955931</text:p>
              </table:table-cell>
              <table:table-cell office:value-type="float" office:value="0.009862863">
                <text:p>0.009862863</text:p>
              </table:table-cell>
              <table:table-cell office:value-type="float" office:value="0.017370766">
                <text:p>0.017370766</text:p>
              </table:table-cell>
              <table:table-cell office:value-type="float" office:value="0.007237009">
                <text:p>0.007237009</text:p>
              </table:table-cell>
              <table:table-cell office:value-type="float" office:value="0.008191704">
                <text:p>0.008191704</text:p>
              </table:table-cell>
              <table:table-cell office:value-type="float" office:value="0.011273396">
                <text:p>0.011273396</text:p>
              </table:table-cell>
              <table:table-cell office:value-type="float" office:value="0.013566731">
                <text:p>0.0135667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7268025">
                <text:p>0.007268025</text:p>
              </table:table-cell>
              <table:table-cell office:value-type="float" office:value="0.011203817">
                <text:p>0.011203817</text:p>
              </table:table-cell>
              <table:table-cell office:value-type="float" office:value="0.012586469">
                <text:p>0.012586469</text:p>
              </table:table-cell>
              <table:table-cell office:value-type="float" office:value="0.015885589">
                <text:p>0.015885589</text:p>
              </table:table-cell>
              <table:table-cell office:value-type="float" office:value="0.019808659">
                <text:p>0.019808659</text:p>
              </table:table-cell>
              <table:table-cell office:value-type="float" office:value="0.01149041">
                <text:p>0.01149041</text:p>
              </table:table-cell>
              <table:table-cell office:value-type="float" office:value="0.012690579">
                <text:p>0.012690579</text:p>
              </table:table-cell>
              <table:table-cell office:value-type="float" office:value="0.016238256">
                <text:p>0.016238256</text:p>
              </table:table-cell>
              <table:table-cell office:value-type="float" office:value="0.018586731">
                <text:p>0.0185867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12201185">
                <text:p>0.012201185</text:p>
              </table:table-cell>
              <table:table-cell office:value-type="float" office:value="0.018552493">
                <text:p>0.018552493</text:p>
              </table:table-cell>
              <table:table-cell office:value-type="float" office:value="0.022375966">
                <text:p>0.022375966</text:p>
              </table:table-cell>
              <table:table-cell office:value-type="float" office:value="0.02803046">
                <text:p>0.02803046</text:p>
              </table:table-cell>
              <table:table-cell office:value-type="float" office:value="0.030665464">
                <text:p>0.030665464</text:p>
              </table:table-cell>
              <table:table-cell office:value-type="float" office:value="0.016064818">
                <text:p>0.016064818</text:p>
              </table:table-cell>
              <table:table-cell office:value-type="float" office:value="0.022026701">
                <text:p>0.022026701</text:p>
              </table:table-cell>
              <table:table-cell office:value-type="float" office:value="0.026605151">
                <text:p>0.026605151</text:p>
              </table:table-cell>
              <table:table-cell office:value-type="float" office:value="0.038980393">
                <text:p>0.0389803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4816377">
                <text:p>0.014816377</text:p>
              </table:table-cell>
              <table:table-cell office:value-type="float" office:value="0.022218373">
                <text:p>0.022218373</text:p>
              </table:table-cell>
              <table:table-cell office:value-type="float" office:value="0.029148893">
                <text:p>0.029148893</text:p>
              </table:table-cell>
              <table:table-cell office:value-type="float" office:value="0.031313366">
                <text:p>0.031313366</text:p>
              </table:table-cell>
              <table:table-cell office:value-type="float" office:value="0.073251504">
                <text:p>0.073251504</text:p>
              </table:table-cell>
              <table:table-cell office:value-type="float" office:value="0.019025556">
                <text:p>0.019025556</text:p>
              </table:table-cell>
              <table:table-cell office:value-type="float" office:value="0.032861236">
                <text:p>0.032861236</text:p>
              </table:table-cell>
              <table:table-cell office:value-type="float" office:value="0.033426478">
                <text:p>0.033426478</text:p>
              </table:table-cell>
              <table:table-cell office:value-type="float" office:value="0.047127293">
                <text:p>0.0471272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7285224">
                <text:p>0.027285224</text:p>
              </table:table-cell>
              <table:table-cell office:value-type="float" office:value="0.04413703">
                <text:p>0.04413703</text:p>
              </table:table-cell>
              <table:table-cell office:value-type="float" office:value="0.049075013">
                <text:p>0.049075013</text:p>
              </table:table-cell>
              <table:table-cell office:value-type="float" office:value="0.071295507">
                <text:p>0.071295507</text:p>
              </table:table-cell>
              <table:table-cell office:value-type="float" office:value="0.067971813">
                <text:p>0.067971813</text:p>
              </table:table-cell>
              <table:table-cell office:value-type="float" office:value="0.033358955">
                <text:p>0.033358955</text:p>
              </table:table-cell>
              <table:table-cell office:value-type="float" office:value="0.050828992">
                <text:p>0.050828992</text:p>
              </table:table-cell>
              <table:table-cell office:value-type="float" office:value="0.063721569">
                <text:p>0.063721569</text:p>
              </table:table-cell>
              <table:table-cell office:value-type="float" office:value="0.080816341">
                <text:p>0.080816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105cm" svg:height="12.996cm" xlink:href=".." xlink:type="simple" chart:class="chart:scatter" chart:style-name="ch1">
        <chart:title svg:x="10.701cm" svg:y="0.395cm" chart:style-name="ch2">
          <text:p>N=1000</text:p>
        </chart:title>
        <chart:legend chart:legend-position="end" svg:x="17.713cm" svg:y="4.207cm" style:legend-expansion="high" chart:style-name="ch3"/>
        <chart:plot-area chart:style-name="ch4" table:cell-range-address="Sheet1.A11:Sheet1.J19" chart:data-source-has-labels="both" svg:x="1.473cm" svg:y="1.433cm" svg:width="15.778cm" svg:height="10.323cm">
          <chartooo:coordinate-region svg:x="2.571cm" svg:y="1.632cm" svg:width="14.4cm" svg:height="9.477cm"/>
          <chart:axis chart:dimension="x" chart:name="primary-x" chart:style-name="ch5" chartooo:axis-type="auto">
            <chart:title svg:x="8.564cm" svg:y="12.015cm" chart:style-name="ch6">
              <text:p>Timesteps</text:p>
            </chart:title>
            <chart:categories table:cell-range-address="Sheet1.A12:Sheet1.A19"/>
          </chart:axis>
          <chart:axis chart:dimension="y" chart:name="primary-y" chart:style-name="ch7">
            <chart:title svg:x="0.451cm" svg:y="7.207cm" chart:style-name="ch8">
              <text:p>Time [s]</text:p>
            </chart:title>
            <chart:grid chart:style-name="ch9" chart:class="major"/>
          </chart:axis>
          <chart:series chart:style-name="ch10" chart:values-cell-range-address="Sheet1.B12:Sheet1.B19" chart:label-cell-address="Sheet1.B11:Sheet1.B11" chart:class="chart:scatter">
            <chart:domain table:cell-range-address="Sheet1.A12:Sheet1.A19"/>
            <chart:data-point chart:repeated="8"/>
          </chart:series>
          <chart:series chart:style-name="ch11" chart:values-cell-range-address="Sheet1.C12:Sheet1.C19" chart:label-cell-address="Sheet1.C11:Sheet1.C11" chart:class="chart:scatter">
            <chart:data-point chart:repeated="8"/>
          </chart:series>
          <chart:series chart:style-name="ch12" chart:values-cell-range-address="Sheet1.D12:Sheet1.D19" chart:label-cell-address="Sheet1.D11:Sheet1.D11" chart:class="chart:scatter">
            <chart:data-point chart:repeated="8"/>
          </chart:series>
          <chart:series chart:style-name="ch13" chart:values-cell-range-address="Sheet1.E12:Sheet1.E19" chart:label-cell-address="Sheet1.E11:Sheet1.E11" chart:class="chart:scatter">
            <chart:data-point chart:repeated="8"/>
          </chart:series>
          <chart:series chart:style-name="ch14" chart:values-cell-range-address="Sheet1.F12:Sheet1.F19" chart:label-cell-address="Sheet1.F11:Sheet1.F11" chart:class="chart:scatter">
            <chart:data-point chart:repeated="8"/>
          </chart:series>
          <chart:series chart:style-name="ch15" chart:values-cell-range-address="Sheet1.G12:Sheet1.G19" chart:label-cell-address="Sheet1.G11:Sheet1.G11" chart:class="chart:scatter">
            <chart:data-point chart:repeated="8"/>
          </chart:series>
          <chart:series chart:style-name="ch16" chart:values-cell-range-address="Sheet1.H12:Sheet1.H19" chart:label-cell-address="Sheet1.H11:Sheet1.H11" chart:class="chart:scatter">
            <chart:data-point chart:repeated="8"/>
          </chart:series>
          <chart:series chart:style-name="ch17" chart:values-cell-range-address="Sheet1.I12:Sheet1.I19" chart:label-cell-address="Sheet1.I11:Sheet1.I11" chart:class="chart:scatter">
            <chart:data-point chart:repeated="8"/>
          </chart:series>
          <chart:series chart:style-name="ch18" chart:values-cell-range-address="Sheet1.J12:Sheet1.J19" chart:label-cell-address="Sheet1.J11:Sheet1.J11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ody_seq</text:p>
                <draw:g>
                  <svg:desc>Sheet1.B11:Sheet1.B11</svg:desc>
                </draw:g>
              </table:table-cell>
              <table:table-cell office:value-type="string">
                <text:p>nbody_omp 2threads</text:p>
                <draw:g>
                  <svg:desc>Sheet1.C11:Sheet1.C11</svg:desc>
                </draw:g>
              </table:table-cell>
              <table:table-cell office:value-type="string">
                <text:p>nbody_omp 4threads</text:p>
                <draw:g>
                  <svg:desc>Sheet1.D11:Sheet1.D11</svg:desc>
                </draw:g>
              </table:table-cell>
              <table:table-cell office:value-type="string">
                <text:p>nbody_omp 6threads</text:p>
                <draw:g>
                  <svg:desc>Sheet1.E11:Sheet1.E11</svg:desc>
                </draw:g>
              </table:table-cell>
              <table:table-cell office:value-type="string">
                <text:p>nbody_omp 8threads</text:p>
                <draw:g>
                  <svg:desc>Sheet1.F11:Sheet1.F11</svg:desc>
                </draw:g>
              </table:table-cell>
              <table:table-cell office:value-type="string">
                <text:p>nbody_omp_race 2threads</text:p>
                <draw:g>
                  <svg:desc>Sheet1.G11:Sheet1.G11</svg:desc>
                </draw:g>
              </table:table-cell>
              <table:table-cell office:value-type="string">
                <text:p>nbody_omp_race 4threads</text:p>
                <draw:g>
                  <svg:desc>Sheet1.H11:Sheet1.H11</svg:desc>
                </draw:g>
              </table:table-cell>
              <table:table-cell office:value-type="string">
                <text:p>nbody_omp_race 6threads</text:p>
                <draw:g>
                  <svg:desc>Sheet1.I11:Sheet1.I11</svg:desc>
                </draw:g>
              </table:table-cell>
              <table:table-cell office:value-type="string">
                <text:p>nbody_omp_race 8threads</text:p>
                <draw:g>
                  <svg:desc>Sheet1.J11:Sheet1.J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2:Sheet1.A19</svg:desc>
                </draw:g>
              </table:table-cell>
              <table:table-cell office:value-type="float" office:value="0.02711815">
                <text:p>0.02711815</text:p>
                <draw:g>
                  <svg:desc>Sheet1.B12:Sheet1.B19</svg:desc>
                </draw:g>
              </table:table-cell>
              <table:table-cell office:value-type="float" office:value="0.088534321">
                <text:p>0.088534321</text:p>
                <draw:g>
                  <svg:desc>Sheet1.C12:Sheet1.C19</svg:desc>
                </draw:g>
              </table:table-cell>
              <table:table-cell office:value-type="float" office:value="0.042585651">
                <text:p>0.042585651</text:p>
                <draw:g>
                  <svg:desc>Sheet1.D12:Sheet1.D19</svg:desc>
                </draw:g>
              </table:table-cell>
              <table:table-cell office:value-type="float" office:value="0.070419473">
                <text:p>0.070419473</text:p>
                <draw:g>
                  <svg:desc>Sheet1.E12:Sheet1.E19</svg:desc>
                </draw:g>
              </table:table-cell>
              <table:table-cell office:value-type="float" office:value="0.10908728">
                <text:p>0.10908728</text:p>
                <draw:g>
                  <svg:desc>Sheet1.F12:Sheet1.F19</svg:desc>
                </draw:g>
              </table:table-cell>
              <table:table-cell office:value-type="float" office:value="0.030118447">
                <text:p>0.030118447</text:p>
                <draw:g>
                  <svg:desc>Sheet1.G12:Sheet1.G19</svg:desc>
                </draw:g>
              </table:table-cell>
              <table:table-cell office:value-type="float" office:value="0.051917385">
                <text:p>0.051917385</text:p>
                <draw:g>
                  <svg:desc>Sheet1.H12:Sheet1.H19</svg:desc>
                </draw:g>
              </table:table-cell>
              <table:table-cell office:value-type="float" office:value="0.04584927">
                <text:p>0.04584927</text:p>
                <draw:g>
                  <svg:desc>Sheet1.I12:Sheet1.I19</svg:desc>
                </draw:g>
              </table:table-cell>
              <table:table-cell office:value-type="float" office:value="0.053424223">
                <text:p>0.053424223</text:p>
                <draw:g>
                  <svg:desc>Sheet1.J12:Sheet1.J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056214">
                <text:p>0.05056214</text:p>
              </table:table-cell>
              <table:table-cell office:value-type="float" office:value="0.17291485">
                <text:p>0.17291485</text:p>
              </table:table-cell>
              <table:table-cell office:value-type="float" office:value="0.096496147">
                <text:p>0.096496147</text:p>
              </table:table-cell>
              <table:table-cell office:value-type="float" office:value="0.226899423">
                <text:p>0.226899423</text:p>
              </table:table-cell>
              <table:table-cell office:value-type="float" office:value="0.114937518">
                <text:p>0.114937518</text:p>
              </table:table-cell>
              <table:table-cell office:value-type="float" office:value="0.056801627">
                <text:p>0.056801627</text:p>
              </table:table-cell>
              <table:table-cell office:value-type="float" office:value="0.076428757">
                <text:p>0.076428757</text:p>
              </table:table-cell>
              <table:table-cell office:value-type="float" office:value="0.088058791">
                <text:p>0.088058791</text:p>
              </table:table-cell>
              <table:table-cell office:value-type="float" office:value="0.099504356">
                <text:p>0.0995043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3302545">
                <text:p>0.123302545</text:p>
              </table:table-cell>
              <table:table-cell office:value-type="float" office:value="0.174445407">
                <text:p>0.174445407</text:p>
              </table:table-cell>
              <table:table-cell office:value-type="float" office:value="0.23287363">
                <text:p>0.23287363</text:p>
              </table:table-cell>
              <table:table-cell office:value-type="float" office:value="0.240250531">
                <text:p>0.240250531</text:p>
              </table:table-cell>
              <table:table-cell office:value-type="float" office:value="0.296596908">
                <text:p>0.296596908</text:p>
              </table:table-cell>
              <table:table-cell office:value-type="float" office:value="0.184698518">
                <text:p>0.184698518</text:p>
              </table:table-cell>
              <table:table-cell office:value-type="float" office:value="0.175885869">
                <text:p>0.175885869</text:p>
              </table:table-cell>
              <table:table-cell office:value-type="float" office:value="0.287383062">
                <text:p>0.287383062</text:p>
              </table:table-cell>
              <table:table-cell office:value-type="float" office:value="0.241454477">
                <text:p>0.2414544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528491">
                <text:p>0.24528491</text:p>
              </table:table-cell>
              <table:table-cell office:value-type="float" office:value="0.382833001">
                <text:p>0.382833001</text:p>
              </table:table-cell>
              <table:table-cell office:value-type="float" office:value="0.395681466">
                <text:p>0.395681466</text:p>
              </table:table-cell>
              <table:table-cell office:value-type="float" office:value="0.544289101">
                <text:p>0.544289101</text:p>
              </table:table-cell>
              <table:table-cell office:value-type="float" office:value="0.553529871">
                <text:p>0.553529871</text:p>
              </table:table-cell>
              <table:table-cell office:value-type="float" office:value="0.295578703">
                <text:p>0.295578703</text:p>
              </table:table-cell>
              <table:table-cell office:value-type="float" office:value="0.490656883">
                <text:p>0.490656883</text:p>
              </table:table-cell>
              <table:table-cell office:value-type="float" office:value="0.42017267">
                <text:p>0.42017267</text:p>
              </table:table-cell>
              <table:table-cell office:value-type="float" office:value="0.515510745">
                <text:p>0.5155107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1961571">
                <text:p>0.491961571</text:p>
              </table:table-cell>
              <table:table-cell office:value-type="float" office:value="0.763763178">
                <text:p>0.763763178</text:p>
              </table:table-cell>
              <table:table-cell office:value-type="float" office:value="0.791316062">
                <text:p>0.791316062</text:p>
              </table:table-cell>
              <table:table-cell office:value-type="float" office:value="1.201820154">
                <text:p>1.201820154</text:p>
              </table:table-cell>
              <table:table-cell office:value-type="float" office:value="1.091290818">
                <text:p>1.091290818</text:p>
              </table:table-cell>
              <table:table-cell office:value-type="float" office:value="0.534345718">
                <text:p>0.534345718</text:p>
              </table:table-cell>
              <table:table-cell office:value-type="float" office:value="0.962740652">
                <text:p>0.962740652</text:p>
              </table:table-cell>
              <table:table-cell office:value-type="float" office:value="0.838859394">
                <text:p>0.838859394</text:p>
              </table:table-cell>
              <table:table-cell office:value-type="float" office:value="1.258701529">
                <text:p>1.2587015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9131479">
                <text:p>0.999131479</text:p>
              </table:table-cell>
              <table:table-cell office:value-type="float" office:value="3.398910664">
                <text:p>3.398910664</text:p>
              </table:table-cell>
              <table:table-cell office:value-type="float" office:value="3.457785667">
                <text:p>3.457785667</text:p>
              </table:table-cell>
              <table:table-cell office:value-type="float" office:value="2.451267394">
                <text:p>2.451267394</text:p>
              </table:table-cell>
              <table:table-cell office:value-type="float" office:value="2.175278302">
                <text:p>2.175278302</text:p>
              </table:table-cell>
              <table:table-cell office:value-type="float" office:value="1.444578549">
                <text:p>1.444578549</text:p>
              </table:table-cell>
              <table:table-cell office:value-type="float" office:value="1.461831153">
                <text:p>1.461831153</text:p>
              </table:table-cell>
              <table:table-cell office:value-type="float" office:value="1.659196391">
                <text:p>1.659196391</text:p>
              </table:table-cell>
              <table:table-cell office:value-type="float" office:value="2.006697441">
                <text:p>2.0066974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5494335">
                <text:p>1.25494335</text:p>
              </table:table-cell>
              <table:table-cell office:value-type="float" office:value="3.690370605">
                <text:p>3.690370605</text:p>
              </table:table-cell>
              <table:table-cell office:value-type="float" office:value="2.31885295">
                <text:p>2.31885295</text:p>
              </table:table-cell>
              <table:table-cell office:value-type="float" office:value="3.274281903">
                <text:p>3.274281903</text:p>
              </table:table-cell>
              <table:table-cell office:value-type="float" office:value="2.921536506">
                <text:p>2.921536506</text:p>
              </table:table-cell>
              <table:table-cell office:value-type="float" office:value="1.326710868">
                <text:p>1.326710868</text:p>
              </table:table-cell>
              <table:table-cell office:value-type="float" office:value="1.726725306">
                <text:p>1.726725306</text:p>
              </table:table-cell>
              <table:table-cell office:value-type="float" office:value="2.723300845">
                <text:p>2.723300845</text:p>
              </table:table-cell>
              <table:table-cell office:value-type="float" office:value="2.357288871">
                <text:p>2.3572888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46382174">
                <text:p>2.546382174</text:p>
              </table:table-cell>
              <table:table-cell office:value-type="float" office:value="3.418325969">
                <text:p>3.418325969</text:p>
              </table:table-cell>
              <table:table-cell office:value-type="float" office:value="4.979315476">
                <text:p>4.979315476</text:p>
              </table:table-cell>
              <table:table-cell office:value-type="float" office:value="5.965836713">
                <text:p>5.965836713</text:p>
              </table:table-cell>
              <table:table-cell office:value-type="float" office:value="5.364437347">
                <text:p>5.364437347</text:p>
              </table:table-cell>
              <table:table-cell office:value-type="float" office:value="3.776063945">
                <text:p>3.776063945</text:p>
              </table:table-cell>
              <table:table-cell office:value-type="float" office:value="4.801785356">
                <text:p>4.801785356</text:p>
              </table:table-cell>
              <table:table-cell office:value-type="float" office:value="4.059354641">
                <text:p>4.059354641</text:p>
              </table:table-cell>
              <table:table-cell office:value-type="float" office:value="4.711134954">
                <text:p>4.711134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928cm" svg:height="12.334cm" xlink:href=".." xlink:type="simple" chart:class="chart:scatter" chart:style-name="ch1">
        <chart:title svg:x="9.994cm" svg:y="0.382cm" chart:style-name="ch2">
          <text:p>N=10000</text:p>
        </chart:title>
        <chart:legend chart:legend-position="end" svg:x="16.536cm" svg:y="3.876cm" style:legend-expansion="high" chart:style-name="ch3"/>
        <chart:plot-area chart:style-name="ch4" table:cell-range-address="Sheet1.A21:Sheet1.J29" chart:data-source-has-labels="both" svg:x="1.449cm" svg:y="1.407cm" svg:width="14.649cm" svg:height="9.7cm">
          <chartooo:coordinate-region svg:x="2.917cm" svg:y="1.607cm" svg:width="12.901cm" svg:height="8.853cm"/>
          <chart:axis chart:dimension="x" chart:name="primary-x" chart:style-name="ch5" chartooo:axis-type="auto">
            <chart:title svg:x="7.975cm" svg:y="11.353cm" chart:style-name="ch6">
              <text:p>Timesteps</text:p>
            </chart:title>
            <chart:categories table:cell-range-address="Sheet1.A22:Sheet1.A29"/>
          </chart:axis>
          <chart:axis chart:dimension="y" chart:name="primary-y" chart:style-name="ch7">
            <chart:title svg:x="0.451cm" svg:y="6.87cm" chart:style-name="ch8">
              <text:p>Time [s]</text:p>
            </chart:title>
            <chart:grid chart:style-name="ch9" chart:class="major"/>
          </chart:axis>
          <chart:series chart:style-name="ch10" chart:values-cell-range-address="Sheet1.B22:Sheet1.B29" chart:label-cell-address="Sheet1.B21:Sheet1.B21" chart:class="chart:scatter">
            <chart:domain table:cell-range-address="Sheet1.A22:Sheet1.A29"/>
            <chart:data-point chart:repeated="8"/>
          </chart:series>
          <chart:series chart:style-name="ch11" chart:values-cell-range-address="Sheet1.C22:Sheet1.C29" chart:label-cell-address="Sheet1.C21:Sheet1.C21" chart:class="chart:scatter">
            <chart:data-point chart:repeated="8"/>
          </chart:series>
          <chart:series chart:style-name="ch12" chart:values-cell-range-address="Sheet1.D22:Sheet1.D29" chart:label-cell-address="Sheet1.D21:Sheet1.D21" chart:class="chart:scatter">
            <chart:data-point chart:repeated="8"/>
          </chart:series>
          <chart:series chart:style-name="ch13" chart:values-cell-range-address="Sheet1.E22:Sheet1.E29" chart:label-cell-address="Sheet1.E21:Sheet1.E21" chart:class="chart:scatter">
            <chart:data-point chart:repeated="8"/>
          </chart:series>
          <chart:series chart:style-name="ch14" chart:values-cell-range-address="Sheet1.F22:Sheet1.F29" chart:label-cell-address="Sheet1.F21:Sheet1.F21" chart:class="chart:scatter">
            <chart:data-point chart:repeated="8"/>
          </chart:series>
          <chart:series chart:style-name="ch15" chart:values-cell-range-address="Sheet1.G22:Sheet1.G29" chart:label-cell-address="Sheet1.G21:Sheet1.G21" chart:class="chart:scatter">
            <chart:data-point chart:repeated="8"/>
          </chart:series>
          <chart:series chart:style-name="ch16" chart:values-cell-range-address="Sheet1.H22:Sheet1.H29" chart:label-cell-address="Sheet1.H21:Sheet1.H21" chart:class="chart:scatter">
            <chart:data-point chart:repeated="8"/>
          </chart:series>
          <chart:series chart:style-name="ch17" chart:values-cell-range-address="Sheet1.I22:Sheet1.I29" chart:label-cell-address="Sheet1.I21:Sheet1.I21" chart:class="chart:scatter">
            <chart:data-point chart:repeated="8"/>
          </chart:series>
          <chart:series chart:style-name="ch18" chart:values-cell-range-address="Sheet1.J22:Sheet1.J29" chart:label-cell-address="Sheet1.J21:Sheet1.J21" chart:class="chart:scatte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ody_seq</text:p>
                <draw:g>
                  <svg:desc>Sheet1.B21:Sheet1.B21</svg:desc>
                </draw:g>
              </table:table-cell>
              <table:table-cell office:value-type="string">
                <text:p>nbody_omp 2threads</text:p>
                <draw:g>
                  <svg:desc>Sheet1.C21:Sheet1.C21</svg:desc>
                </draw:g>
              </table:table-cell>
              <table:table-cell office:value-type="string">
                <text:p>nbody_omp 4threads</text:p>
                <draw:g>
                  <svg:desc>Sheet1.D21:Sheet1.D21</svg:desc>
                </draw:g>
              </table:table-cell>
              <table:table-cell office:value-type="string">
                <text:p>nbody_omp 6threads</text:p>
                <draw:g>
                  <svg:desc>Sheet1.E21:Sheet1.E21</svg:desc>
                </draw:g>
              </table:table-cell>
              <table:table-cell office:value-type="string">
                <text:p>nbody_omp 8threads</text:p>
                <draw:g>
                  <svg:desc>Sheet1.F21:Sheet1.F21</svg:desc>
                </draw:g>
              </table:table-cell>
              <table:table-cell office:value-type="string">
                <text:p>nbody_omp_race 2threads</text:p>
                <draw:g>
                  <svg:desc>Sheet1.G21:Sheet1.G21</svg:desc>
                </draw:g>
              </table:table-cell>
              <table:table-cell office:value-type="string">
                <text:p>nbody_omp_race 4threads</text:p>
                <draw:g>
                  <svg:desc>Sheet1.H21:Sheet1.H21</svg:desc>
                </draw:g>
              </table:table-cell>
              <table:table-cell office:value-type="string">
                <text:p>nbody_omp_race 6threads</text:p>
                <draw:g>
                  <svg:desc>Sheet1.I21:Sheet1.I21</svg:desc>
                </draw:g>
              </table:table-cell>
              <table:table-cell office:value-type="string">
                <text:p>nbody_omp_race 8threads</text:p>
                <draw:g>
                  <svg:desc>Sheet1.J21:Sheet1.J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2:Sheet1.A29</svg:desc>
                </draw:g>
              </table:table-cell>
              <table:table-cell office:value-type="float" office:value="2.384676201">
                <text:p>2.384676201</text:p>
                <draw:g>
                  <svg:desc>Sheet1.B22:Sheet1.B29</svg:desc>
                </draw:g>
              </table:table-cell>
              <table:table-cell office:value-type="float" office:value="3.392919317">
                <text:p>3.392919317</text:p>
                <draw:g>
                  <svg:desc>Sheet1.C22:Sheet1.C29</svg:desc>
                </draw:g>
              </table:table-cell>
              <table:table-cell office:value-type="float" office:value="4.626183772">
                <text:p>4.626183772</text:p>
                <draw:g>
                  <svg:desc>Sheet1.D22:Sheet1.D29</svg:desc>
                </draw:g>
              </table:table-cell>
              <table:table-cell office:value-type="float" office:value="6.715933162">
                <text:p>6.715933162</text:p>
                <draw:g>
                  <svg:desc>Sheet1.E22:Sheet1.E29</svg:desc>
                </draw:g>
              </table:table-cell>
              <table:table-cell office:value-type="float" office:value="10.251028929">
                <text:p>10.251028929</text:p>
                <draw:g>
                  <svg:desc>Sheet1.F22:Sheet1.F29</svg:desc>
                </draw:g>
              </table:table-cell>
              <table:table-cell office:value-type="float" office:value="2.601623243">
                <text:p>2.601623243</text:p>
                <draw:g>
                  <svg:desc>Sheet1.G22:Sheet1.G29</svg:desc>
                </draw:g>
              </table:table-cell>
              <table:table-cell office:value-type="float" office:value="4.68213594">
                <text:p>4.68213594</text:p>
                <draw:g>
                  <svg:desc>Sheet1.H22:Sheet1.H29</svg:desc>
                </draw:g>
              </table:table-cell>
              <table:table-cell office:value-type="float" office:value="5.250244412">
                <text:p>5.250244412</text:p>
                <draw:g>
                  <svg:desc>Sheet1.I22:Sheet1.I29</svg:desc>
                </draw:g>
              </table:table-cell>
              <table:table-cell office:value-type="float" office:value="5.771636035">
                <text:p>5.771636035</text:p>
                <draw:g>
                  <svg:desc>Sheet1.J22:Sheet1.J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787599201">
                <text:p>4.787599201</text:p>
              </table:table-cell>
              <table:table-cell office:value-type="float" office:value="7.536647972">
                <text:p>7.536647972</text:p>
              </table:table-cell>
              <table:table-cell office:value-type="float" office:value="9.242521957">
                <text:p>9.242521957</text:p>
              </table:table-cell>
              <table:table-cell office:value-type="float" office:value="10.452476842">
                <text:p>10.452476842</text:p>
              </table:table-cell>
              <table:table-cell office:value-type="float" office:value="10.754710087">
                <text:p>10.754710087</text:p>
              </table:table-cell>
              <table:table-cell office:value-type="float" office:value="5.202036405">
                <text:p>5.202036405</text:p>
              </table:table-cell>
              <table:table-cell office:value-type="float" office:value="6.625317717">
                <text:p>6.625317717</text:p>
              </table:table-cell>
              <table:table-cell office:value-type="float" office:value="7.91503136">
                <text:p>7.91503136</text:p>
              </table:table-cell>
              <table:table-cell office:value-type="float" office:value="9.747740605">
                <text:p>9.7477406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052558349">
                <text:p>12.052558349</text:p>
              </table:table-cell>
              <table:table-cell office:value-type="float" office:value="36.520536446">
                <text:p>36.520536446</text:p>
              </table:table-cell>
              <table:table-cell office:value-type="float" office:value="19.399188521">
                <text:p>19.399188521</text:p>
              </table:table-cell>
              <table:table-cell office:value-type="float" office:value="34.557751977">
                <text:p>34.557751977</text:p>
              </table:table-cell>
              <table:table-cell office:value-type="float" office:value="28.211419415">
                <text:p>28.211419415</text:p>
              </table:table-cell>
              <table:table-cell office:value-type="float" office:value="17.825126562">
                <text:p>17.825126562</text:p>
              </table:table-cell>
              <table:table-cell office:value-type="float" office:value="17.4338086">
                <text:p>17.4338086</text:p>
              </table:table-cell>
              <table:table-cell office:value-type="float" office:value="21.420119722">
                <text:p>21.420119722</text:p>
              </table:table-cell>
              <table:table-cell office:value-type="float" office:value="22.02411825">
                <text:p>22.02411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471122553">
                <text:p>24.471122553</text:p>
              </table:table-cell>
              <table:table-cell office:value-type="float" office:value="37.563164916">
                <text:p>37.563164916</text:p>
              </table:table-cell>
              <table:table-cell office:value-type="float" office:value="39.313284023">
                <text:p>39.313284023</text:p>
              </table:table-cell>
              <table:table-cell office:value-type="float" office:value="54.0858941">
                <text:p>54.0858941</text:p>
              </table:table-cell>
              <table:table-cell office:value-type="float" office:value="99.233494462">
                <text:p>99.233494462</text:p>
              </table:table-cell>
              <table:table-cell office:value-type="float" office:value="26.257292246">
                <text:p>26.257292246</text:p>
              </table:table-cell>
              <table:table-cell office:value-type="float" office:value="32.838251799">
                <text:p>32.838251799</text:p>
              </table:table-cell>
              <table:table-cell office:value-type="float" office:value="39.752079599">
                <text:p>39.752079599</text:p>
              </table:table-cell>
              <table:table-cell office:value-type="float" office:value="58.938118428">
                <text:p>58.9381184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843036004">
                <text:p>49.843036004</text:p>
              </table:table-cell>
              <table:table-cell office:value-type="float" office:value="67.501010108">
                <text:p>67.501010108</text:p>
              </table:table-cell>
              <table:table-cell office:value-type="float" office:value="92.264020052">
                <text:p>92.264020052</text:p>
              </table:table-cell>
              <table:table-cell office:value-type="float" office:value="105.922018154">
                <text:p>105.922018154</text:p>
              </table:table-cell>
              <table:table-cell office:value-type="float" office:value="114.797804458">
                <text:p>114.797804458</text:p>
              </table:table-cell>
              <table:table-cell office:value-type="float" office:value="53.261202393">
                <text:p>53.261202393</text:p>
              </table:table-cell>
              <table:table-cell office:value-type="float" office:value="95.228734387">
                <text:p>95.228734387</text:p>
              </table:table-cell>
              <table:table-cell office:value-type="float" office:value="74.180735553">
                <text:p>74.180735553</text:p>
              </table:table-cell>
              <table:table-cell office:value-type="float" office:value="86.403208808">
                <text:p>86.4032088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017535461">
                <text:p>101.017535461</text:p>
              </table:table-cell>
              <table:table-cell office:value-type="float" office:value="150.238696737">
                <text:p>150.238696737</text:p>
              </table:table-cell>
              <table:table-cell office:value-type="float" office:value="185.17336002">
                <text:p>185.17336002</text:p>
              </table:table-cell>
              <table:table-cell office:value-type="float" office:value="185.89381299">
                <text:p>185.89381299</text:p>
              </table:table-cell>
              <table:table-cell office:value-type="float" office:value="231.193099825">
                <text:p>231.193099825</text:p>
              </table:table-cell>
              <table:table-cell office:value-type="float" office:value="103.565653454">
                <text:p>103.565653454</text:p>
              </table:table-cell>
              <table:table-cell office:value-type="float" office:value="193.322810138">
                <text:p>193.322810138</text:p>
              </table:table-cell>
              <table:table-cell office:value-type="float" office:value="154.76208743">
                <text:p>154.76208743</text:p>
              </table:table-cell>
              <table:table-cell office:value-type="float" office:value="179.734306344">
                <text:p>179.7343063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6.670998608">
                <text:p>126.670998608</text:p>
              </table:table-cell>
              <table:table-cell office:value-type="float" office:value="191.957770967">
                <text:p>191.957770967</text:p>
              </table:table-cell>
              <table:table-cell office:value-type="float" office:value="240.185621881">
                <text:p>240.185621881</text:p>
              </table:table-cell>
              <table:table-cell office:value-type="float" office:value="268.065444169">
                <text:p>268.065444169</text:p>
              </table:table-cell>
              <table:table-cell office:value-type="float" office:value="267.060099877">
                <text:p>267.060099877</text:p>
              </table:table-cell>
              <table:table-cell office:value-type="float" office:value="125.044421881">
                <text:p>125.044421881</text:p>
              </table:table-cell>
              <table:table-cell office:value-type="float" office:value="242.336377752">
                <text:p>242.336377752</text:p>
              </table:table-cell>
              <table:table-cell office:value-type="float" office:value="270.06799586">
                <text:p>270.06799586</text:p>
              </table:table-cell>
              <table:table-cell office:value-type="float" office:value="229.25078079">
                <text:p>229.25078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.099598575">
                <text:p>255.099598575</text:p>
              </table:table-cell>
              <table:table-cell office:value-type="float" office:value="382.307729444">
                <text:p>382.307729444</text:p>
              </table:table-cell>
              <table:table-cell office:value-type="float" office:value="391.894896307">
                <text:p>391.894896307</text:p>
              </table:table-cell>
              <table:table-cell office:value-type="float" office:value="542.655030304">
                <text:p>542.655030304</text:p>
              </table:table-cell>
              <table:table-cell office:value-type="float" office:value="571.805670805">
                <text:p>571.805670805</text:p>
              </table:table-cell>
              <table:table-cell office:value-type="float" office:value="266.299029669">
                <text:p>266.299029669</text:p>
              </table:table-cell>
              <table:table-cell office:value-type="float" office:value="356.709575386">
                <text:p>356.709575386</text:p>
              </table:table-cell>
              <table:table-cell office:value-type="float" office:value="387.135995674">
                <text:p>387.135995674</text:p>
              </table:table-cell>
              <table:table-cell office:value-type="float" office:value="591.045384257">
                <text:p>591.045384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39cm" svg:height="13.015cm" xlink:href=".." xlink:type="simple" chart:class="chart:scatter" chart:style-name="ch1">
        <chart:title svg:x="9.462cm" svg:y="0.396cm" chart:style-name="ch2">
          <text:p>Bhut reduced N=100</text:p>
        </chart:title>
        <chart:legend chart:legend-position="end" svg:x="20.022cm" svg:y="5.959cm" style:legend-expansion="high" chart:style-name="ch3"/>
        <chart:plot-area chart:style-name="ch4" table:cell-range-address="Sheet1.A60:Sheet1.C68" chart:data-source-has-labels="both" svg:x="1.473cm" svg:y="1.435cm" svg:width="18.087cm" svg:height="10.339cm">
          <chartooo:coordinate-region svg:x="2.571cm" svg:y="1.634cm" svg:width="16.709cm" svg:height="9.493cm"/>
          <chart:axis chart:dimension="x" chart:name="primary-x" chart:style-name="ch5" chartooo:axis-type="auto">
            <chart:title svg:x="9.718cm" svg:y="12.034cm" chart:style-name="ch6">
              <text:p>Timesteps</text:p>
            </chart:title>
            <chart:categories table:cell-range-address="Sheet1.A61:Sheet1.A68"/>
          </chart:axis>
          <chart:axis chart:dimension="y" chart:name="primary-y" chart:style-name="ch7">
            <chart:title svg:x="0.451cm" svg:y="7.217cm" chart:style-name="ch8">
              <text:p>Time [s]</text:p>
            </chart:title>
            <chart:grid chart:style-name="ch9" chart:class="major"/>
          </chart:axis>
          <chart:series chart:style-name="ch10" chart:values-cell-range-address="Sheet1.B61:Sheet1.B68" chart:label-cell-address="Sheet1.B60:Sheet1.B60" chart:class="chart:scatter">
            <chart:domain table:cell-range-address="Sheet1.A61:Sheet1.A68"/>
            <chart:data-point chart:repeated="8"/>
          </chart:series>
          <chart:series chart:style-name="ch11" chart:values-cell-range-address="Sheet1.C61:Sheet1.C68" chart:label-cell-address="Sheet1.C60:Sheet1.C6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ody_seq</text:p>
                <draw:g>
                  <svg:desc>Sheet1.B60:Sheet1.B60</svg:desc>
                </draw:g>
              </table:table-cell>
              <table:table-cell office:value-type="string">
                <text:p>nbody_bhut</text:p>
                <draw:g>
                  <svg:desc>Sheet1.C60:Sheet1.C6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61:Sheet1.A68</svg:desc>
                </draw:g>
              </table:table-cell>
              <table:table-cell office:value-type="float" office:value="0.01546105">
                <text:p>0.01546105</text:p>
                <draw:g>
                  <svg:desc>Sheet1.B61:Sheet1.B68</svg:desc>
                </draw:g>
              </table:table-cell>
              <table:table-cell office:value-type="float" office:value="0.02352858">
                <text:p>0.02352858</text:p>
                <draw:g>
                  <svg:desc>Sheet1.C61:Sheet1.C6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620621">
                <text:p>0.002620621</text:p>
              </table:table-cell>
              <table:table-cell office:value-type="float" office:value="0.003355328">
                <text:p>0.0033553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455713">
                <text:p>0.003455713</text:p>
              </table:table-cell>
              <table:table-cell office:value-type="float" office:value="0.003307023">
                <text:p>0.003307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824367">
                <text:p>0.004824367</text:p>
              </table:table-cell>
              <table:table-cell office:value-type="float" office:value="0.003691757">
                <text:p>0.003691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7268025">
                <text:p>0.007268025</text:p>
              </table:table-cell>
              <table:table-cell office:value-type="float" office:value="0.003760679">
                <text:p>0.0037606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2201185">
                <text:p>0.012201185</text:p>
              </table:table-cell>
              <table:table-cell office:value-type="float" office:value="0.003529207">
                <text:p>0.0035292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4816377">
                <text:p>0.014816377</text:p>
              </table:table-cell>
              <table:table-cell office:value-type="float" office:value="0.004516813">
                <text:p>0.0045168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7285224">
                <text:p>0.027285224</text:p>
              </table:table-cell>
              <table:table-cell office:value-type="float" office:value="0.004993097">
                <text:p>0.004993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66cm" svg:height="13.031cm" xlink:href=".." xlink:type="simple" chart:class="chart:scatter" chart:style-name="ch1">
        <chart:title svg:x="9.357cm" svg:y="0.396cm" chart:style-name="ch2">
          <text:p>Bhut reduced N=1000</text:p>
        </chart:title>
        <chart:legend chart:legend-position="end" svg:x="20.049cm" svg:y="5.967cm" style:legend-expansion="high" chart:style-name="ch3"/>
        <chart:plot-area chart:style-name="ch4" table:cell-range-address="Sheet1.A70:Sheet1.C78" chart:data-source-has-labels="both" svg:x="1.474cm" svg:y="1.435cm" svg:width="18.112cm" svg:height="10.355cm">
          <chartooo:coordinate-region svg:x="2.572cm" svg:y="1.634cm" svg:width="16.734cm" svg:height="9.509cm"/>
          <chart:axis chart:dimension="x" chart:name="primary-x" chart:style-name="ch5" chartooo:axis-type="auto">
            <chart:title svg:x="9.732cm" svg:y="12.05cm" chart:style-name="ch6">
              <text:p>Timesteps</text:p>
            </chart:title>
            <chart:categories table:cell-range-address="Sheet1.A71:Sheet1.A78"/>
          </chart:axis>
          <chart:axis chart:dimension="y" chart:name="primary-y" chart:style-name="ch7">
            <chart:title svg:x="0.451cm" svg:y="7.225cm" chart:style-name="ch8">
              <text:p>Time [s]</text:p>
            </chart:title>
            <chart:grid chart:style-name="ch9" chart:class="major"/>
          </chart:axis>
          <chart:series chart:style-name="ch10" chart:values-cell-range-address="Sheet1.B71:Sheet1.B78" chart:label-cell-address="Sheet1.B70:Sheet1.B70" chart:class="chart:scatter">
            <chart:domain table:cell-range-address="Sheet1.A71:Sheet1.A78"/>
            <chart:data-point chart:repeated="8"/>
          </chart:series>
          <chart:series chart:style-name="ch11" chart:values-cell-range-address="Sheet1.C71:Sheet1.C78" chart:label-cell-address="Sheet1.C70:Sheet1.C7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ody_seq</text:p>
                <draw:g>
                  <svg:desc>Sheet1.B70:Sheet1.B70</svg:desc>
                </draw:g>
              </table:table-cell>
              <table:table-cell office:value-type="string">
                <text:p>nbody_bhut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71:Sheet1.A78</svg:desc>
                </draw:g>
              </table:table-cell>
              <table:table-cell office:value-type="float" office:value="0.02711815">
                <text:p>0.02711815</text:p>
                <draw:g>
                  <svg:desc>Sheet1.B71:Sheet1.B78</svg:desc>
                </draw:g>
              </table:table-cell>
              <table:table-cell office:value-type="float" office:value="0.003940194">
                <text:p>0.003940194</text:p>
                <draw:g>
                  <svg:desc>Sheet1.C71:Sheet1.C7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056214">
                <text:p>0.05056214</text:p>
              </table:table-cell>
              <table:table-cell office:value-type="float" office:value="0.003884683">
                <text:p>0.0038846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3302545">
                <text:p>0.123302545</text:p>
              </table:table-cell>
              <table:table-cell office:value-type="float" office:value="0.004631525">
                <text:p>0.004631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528491">
                <text:p>0.24528491</text:p>
              </table:table-cell>
              <table:table-cell office:value-type="float" office:value="0.003778081">
                <text:p>0.00377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1961571">
                <text:p>0.491961571</text:p>
              </table:table-cell>
              <table:table-cell office:value-type="float" office:value="0.004997103">
                <text:p>0.0049971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9131479">
                <text:p>0.999131479</text:p>
              </table:table-cell>
              <table:table-cell office:value-type="float" office:value="0.007875356">
                <text:p>0.0078753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25494335">
                <text:p>1.25494335</text:p>
              </table:table-cell>
              <table:table-cell office:value-type="float" office:value="0.010087298">
                <text:p>0.0100872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46382174">
                <text:p>2.546382174</text:p>
              </table:table-cell>
              <table:table-cell office:value-type="float" office:value="0.015050398">
                <text:p>0.0150503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83cm" svg:height="12.984cm" xlink:href=".." xlink:type="simple" chart:class="chart:scatter" chart:style-name="ch1">
        <chart:title svg:x="9.196cm" svg:y="0.395cm" chart:style-name="ch2">
          <text:p>Bhut reduced N=10000</text:p>
        </chart:title>
        <chart:legend chart:legend-position="end" svg:x="19.966cm" svg:y="5.944cm" style:legend-expansion="high" chart:style-name="ch3"/>
        <chart:plot-area chart:style-name="ch4" table:cell-range-address="Sheet1.A80:Sheet1.C88" chart:data-source-has-labels="both" svg:x="1.472cm" svg:y="1.433cm" svg:width="18.033cm" svg:height="10.311cm">
          <chartooo:coordinate-region svg:x="2.94cm" svg:y="1.632cm" svg:width="16.285cm" svg:height="9.465cm"/>
          <chart:axis chart:dimension="x" chart:name="primary-x" chart:style-name="ch5" chartooo:axis-type="auto">
            <chart:title svg:x="9.69cm" svg:y="12.003cm" chart:style-name="ch6">
              <text:p>Timesteps</text:p>
            </chart:title>
            <chart:categories table:cell-range-address="Sheet1.A81:Sheet1.A88"/>
          </chart:axis>
          <chart:axis chart:dimension="y" chart:name="primary-y" chart:style-name="ch7">
            <chart:title svg:x="0.451cm" svg:y="7.161cm" chart:style-name="ch8">
              <text:p>Time[s]</text:p>
            </chart:title>
            <chart:grid chart:style-name="ch9" chart:class="major"/>
          </chart:axis>
          <chart:series chart:style-name="ch10" chart:values-cell-range-address="Sheet1.B81:Sheet1.B88" chart:label-cell-address="Sheet1.B80:Sheet1.B80" chart:class="chart:scatter">
            <chart:domain table:cell-range-address="Sheet1.A81:Sheet1.A88"/>
            <chart:data-point chart:repeated="8"/>
          </chart:series>
          <chart:series chart:style-name="ch11" chart:values-cell-range-address="Sheet1.C81:Sheet1.C88" chart:label-cell-address="Sheet1.C80:Sheet1.C80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ody_seq</text:p>
                <draw:g>
                  <svg:desc>Sheet1.B80:Sheet1.B80</svg:desc>
                </draw:g>
              </table:table-cell>
              <table:table-cell office:value-type="string">
                <text:p>nbody_bhut</text:p>
                <draw:g>
                  <svg:desc>Sheet1.C80:Sheet1.C8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81:Sheet1.A88</svg:desc>
                </draw:g>
              </table:table-cell>
              <table:table-cell office:value-type="float" office:value="2.384676201">
                <text:p>2.384676201</text:p>
                <draw:g>
                  <svg:desc>Sheet1.B81:Sheet1.B88</svg:desc>
                </draw:g>
              </table:table-cell>
              <table:table-cell office:value-type="float" office:value="0.0057845">
                <text:p>0.0057845</text:p>
                <draw:g>
                  <svg:desc>Sheet1.C81:Sheet1.C8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787599201">
                <text:p>4.787599201</text:p>
              </table:table-cell>
              <table:table-cell office:value-type="float" office:value="0.007358709">
                <text:p>0.0073587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052558349">
                <text:p>12.052558349</text:p>
              </table:table-cell>
              <table:table-cell office:value-type="float" office:value="0.009741931">
                <text:p>0.0097419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471122553">
                <text:p>24.471122553</text:p>
              </table:table-cell>
              <table:table-cell office:value-type="float" office:value="0.008545435">
                <text:p>0.0085454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843036004">
                <text:p>49.843036004</text:p>
              </table:table-cell>
              <table:table-cell office:value-type="float" office:value="0.028021201">
                <text:p>0.0280212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017535461">
                <text:p>101.017535461</text:p>
              </table:table-cell>
              <table:table-cell office:value-type="float" office:value="0.048411776">
                <text:p>0.0484117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6.670998608">
                <text:p>126.670998608</text:p>
              </table:table-cell>
              <table:table-cell office:value-type="float" office:value="0.023913074">
                <text:p>0.0239130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5.099598575">
                <text:p>255.099598575</text:p>
              </table:table-cell>
              <table:table-cell office:value-type="float" office:value="0.115782841">
                <text:p>0.115782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